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241.06pt"/>
    </style:style>
    <style:style style:name="co14" style:family="table-column">
      <style:table-column-properties fo:break-before="auto" style:column-width="78.01pt"/>
    </style:style>
    <style:style style:name="co15" style:family="table-column">
      <style:table-column-properties fo:break-before="auto" style:column-width="94pt"/>
    </style:style>
    <style:style style:name="co16" style:family="table-column">
      <style:table-column-properties fo:break-before="auto" style:column-width="97pt"/>
    </style:style>
    <style:style style:name="co17" style:family="table-column">
      <style:table-column-properties fo:break-before="auto" style:column-width="92.01pt"/>
    </style:style>
    <style:style style:name="co18" style:family="table-column">
      <style:table-column-properties fo:break-before="auto" style:column-width="103.01pt"/>
    </style:style>
    <style:style style:name="co11" style:family="table-column">
      <style:table-column-properties fo:break-before="auto" style:column-width="76pt"/>
    </style:style>
    <style:style style:name="co12" style:family="table-column">
      <style:table-column-properties fo:break-before="auto" style:column-width="74.04pt"/>
    </style:style>
    <style:style style:name="co19" style:family="table-column">
      <style:table-column-properties fo:break-before="auto" style:column-width="235.05pt"/>
    </style:style>
    <style:style style:name="co20" style:family="table-column">
      <style:table-column-properties fo:break-before="auto" style:column-width="79.99pt"/>
    </style:style>
    <style:style style:name="co21" style:family="table-column">
      <style:table-column-properties fo:break-before="auto" style:column-width="104pt"/>
    </style:style>
    <style:style style:name="co22" style:family="table-column">
      <style:table-column-properties fo:break-before="auto" style:column-width="49.01pt"/>
    </style:style>
    <style:style style:name="co23" style:family="table-column">
      <style:table-column-properties fo:break-before="auto" style:column-width="141.99pt"/>
    </style:style>
    <style:style style:name="co24" style:family="table-column">
      <style:table-column-properties fo:break-before="auto" style:column-width="122pt"/>
    </style:style>
    <style:style style:name="co25" style:family="table-column">
      <style:table-column-properties fo:break-before="auto" style:column-width="143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67.01pt"/>
    </style:style>
    <style:style style:name="co28" style:family="table-column">
      <style:table-column-properties fo:break-before="auto" style:column-width="61pt"/>
    </style:style>
    <style:style style:name="co29" style:family="table-column">
      <style:table-column-properties fo:break-before="auto" style:column-width="58.99pt"/>
    </style:style>
    <style:style style:name="co30" style:family="table-column">
      <style:table-column-properties fo:break-before="auto" style:column-width="133.99pt"/>
    </style:style>
    <style:style style:name="co31" style:family="table-column">
      <style:table-column-properties fo:break-before="auto" style:column-width="124.1pt"/>
    </style:style>
    <style:style style:name="co32" style:family="table-column">
      <style:table-column-properties fo:break-before="auto" style:column-width="148.2pt"/>
    </style:style>
    <style:style style:name="co33" style:family="table-column">
      <style:table-column-properties fo:break-before="auto" style:column-width="51pt"/>
    </style:style>
    <style:style style:name="co34" style:family="table-column">
      <style:table-column-properties fo:break-before="auto" style:column-width="56.01pt"/>
    </style:style>
    <style:style style:name="co35" style:family="table-column">
      <style:table-column-properties fo:break-before="auto" style:column-width="54pt"/>
    </style:style>
    <style:style style:name="co36" style:family="table-column">
      <style:table-column-properties fo:break-before="auto" style:column-width="192.39pt"/>
    </style:style>
    <style:style style:name="co37" style:family="table-column">
      <style:table-column-properties fo:break-before="auto" style:column-width="107.74pt"/>
    </style:style>
    <style:style style:name="co38" style:family="table-column">
      <style:table-column-properties fo:break-before="auto" style:column-width="168.29pt"/>
    </style:style>
    <style:style style:name="co39" style:family="table-column">
      <style:table-column-properties fo:break-before="auto" style:column-width="87.99pt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pt" fo:break-before="auto" style:use-optimal-row-height="true"/>
    </style:style>
    <style:style style:name="ro7" style:family="table-row">
      <style:table-row-properties style:row-height="18.74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8" style:family="table-row">
      <style:table-row-properties style:row-height="29.99pt" fo:break-before="auto" style:use-optimal-row-height="true"/>
    </style:style>
    <style:style style:name="ro9" style:family="table-row">
      <style:table-row-properties style:row-height="13.8pt" fo:break-before="auto" style:use-optimal-row-height="true"/>
    </style:style>
    <style:style style:name="ro10" style:family="table-row">
      <style:table-row-properties style:row-height="13.8pt" fo:break-before="auto" style:use-optimal-row-height="false"/>
    </style:style>
    <style:style style:name="ro11" style:family="table-row">
      <style:table-row-properties style:row-height="14.2pt" fo:break-before="auto" style:use-optimal-row-height="true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style:style style:name="ta5" style:family="table" style:master-page-name="PageStyle_5f_motor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44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2">
      <style:table-cell-properties style:rotation-align="none"/>
      <style:text-properties style:text-position=""/>
    </style:style>
    <style:style style:name="ce51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52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53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58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59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6" style:family="table-cell" style:parent-style-name="Default">
      <style:table-cell-properties style:rotation-align="none"/>
      <style:text-properties style:text-position=""/>
    </style:style>
    <style:style style:name="ce60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61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2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4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5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6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7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8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9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70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1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2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73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4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style:rotation-align="none"/>
    </style:style>
    <style:style style:name="ce97" style:family="table-cell" style:parent-style-name="Default">
      <style:table-cell-properties fo:background-color="#ffcc99" fo:border="0.06pt solid #000000"/>
    </style:style>
    <style:style style:name="ce98" style:family="table-cell" style:parent-style-name="Default">
      <style:table-cell-properties fo:background-color="#cccccc" fo:border="0.06pt solid #000000"/>
    </style:style>
    <style:style style:name="ce99" style:family="table-cell" style:parent-style-name="Default">
      <style:table-cell-properties fo:border="0.06pt solid #000000"/>
    </style:style>
    <style:style style:name="ce100" style:family="table-cell" style:parent-style-name="Default">
      <style:table-cell-properties fo:background-color="transparent" fo:border="0.06pt solid #000000"/>
    </style:style>
    <style:style style:name="ce101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18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20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fo:background-color="#dddddd" fo:border="0.06pt solid #000000"/>
    </style:style>
    <style:style style:name="ce124" style:family="table-cell" style:parent-style-name="Default">
      <style:text-properties style:font-name="Calibri" style:font-name-asian="Droid Sans Fallback" style:font-name-complex="Calibri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ackground-color="#dddddd" fo:border="0.06pt solid #000000"/>
      <style:text-properties style:font-name="Calibri" style:font-name-asian="Droid Sans Fallback" style:font-name-complex="Calibri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 style:data-style-name="N100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 style:data-style-name="N100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 style:data-style-name="N2">
      <style:table-cell-properties style:rotation-align="none"/>
    </style:style>
    <style:style style:name="ce141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2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43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5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7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48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49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50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51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2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3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4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5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6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7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8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9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60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1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2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63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4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5" style:family="table-cell" style:parent-style-name="Default">
      <style:table-cell-properties style:diagonal-bl-tr="none" style:diagonal-tl-br="none" fo:border="0.74pt solid #000000" style:rotation-align="none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7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8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fa7d00" style:text-outline="false" style:text-position="-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fa7d00" style:text-outline="false" style:text-position="0% 100%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fo:color="#fa7d00" style:text-outline="false" style:text-position="-33% 58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fa7d00" style:text-outline="false" style:text-position="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fa7d00" style:text-outline="fals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10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12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5">
        <office:forms form:automatic-focus="false" form:apply-design-mode="false"/>
        <table:table-column table:style-name="co30" table:default-cell-style-name="ce96"/>
        <table:table-column table:style-name="co31" table:default-cell-style-name="Default"/>
        <table:table-column table:style-name="co32" table:default-cell-style-name="ce96"/>
        <table:table-column table:style-name="co33" table:number-columns-repeated="2" table:default-cell-style-name="ce110"/>
        <table:table-column table:style-name="co34" table:default-cell-style-name="ce96"/>
        <table:table-column table:style-name="co35" table:default-cell-style-name="ce96"/>
        <table:table-column table:style-name="co33" table:default-cell-style-name="ce110"/>
        <table:table-column table:style-name="co36" table:default-cell-style-name="ce110"/>
        <table:table-column table:style-name="co37" table:default-cell-style-name="ce110"/>
        <table:table-column table:style-name="co38" table:default-cell-style-name="ce110"/>
        <table:table-column table:style-name="co39" table:default-cell-style-name="ce96"/>
        <table:table-column table:style-name="co11" table:default-cell-style-name="ce96"/>
        <table:table-column table:style-name="co12" table:default-cell-style-name="ce96"/>
        <table:table-column table:style-name="co33" table:default-cell-style-name="ce96"/>
        <table:table-column table:style-name="co12" table:number-columns-repeated="3" table:default-cell-style-name="ce96"/>
        <table:table-column table:style-name="co11" table:number-columns-repeated="1006" table:default-cell-style-name="ce96"/>
        <table:table-row table:style-name="ro9">
          <table:table-cell table:style-name="ce91" office:value-type="string" calcext:value-type="string">
            <text:p>Articulación</text:p>
          </table:table-cell>
          <table:table-cell table:style-name="ce97" office:value-type="string" calcext:value-type="string">
            <text:p>Simox-names</text:p>
          </table:table-cell>
          <table:table-cell table:style-name="ce91" office:value-type="string" calcext:value-type="string">
            <text:p>Limb</text:p>
          </table:table-cell>
          <table:table-cell table:style-name="ce105" office:value-type="string" calcext:value-type="string">
            <text:p>YARP</text:p>
          </table:table-cell>
          <table:table-cell table:style-name="ce105" office:value-type="string" calcext:value-type="string">
            <text:p>CAN IDs</text:p>
          </table:table-cell>
          <table:table-cell table:style-name="ce91" office:value-type="string" calcext:value-type="string">
            <text:p>JOINT</text:p>
          </table:table-cell>
          <table:table-cell table:style-name="ce115" office:value-type="string" calcext:value-type="string">
            <text:p>MOTOR</text:p>
          </table:table-cell>
          <table:table-cell table:style-name="ce120" office:value-type="string" calcext:value-type="string">
            <text:p>R. total</text:p>
          </table:table-cell>
          <table:table-cell table:style-name="Default" office:value-type="string" calcext:value-type="string">
            <text:p>Hard. Limits</text:p>
          </table:table-cell>
          <table:table-cell table:style-name="Default" office:value-type="string" calcext:value-type="string">
            <text:p>Soft. Limits</text:p>
          </table:table-cell>
          <table:table-cell table:style-name="Default" office:value-type="string" calcext:value-type="string">
            <text:p>Human-inspired Limits</text:p>
          </table:table-cell>
          <table:table-cell table:style-name="ce129" office:value-type="string" calcext:value-type="string">
            <text:p>Sent. Giro</text:p>
          </table:table-cell>
          <table:table-cell table:number-columns-repeated="1012"/>
        </table:table-row>
        <table:table-row table:style-name="ro9">
          <table:table-cell table:style-name="ce92" office:value-type="string" calcext:value-type="string">
            <text:p>Tobillo Sagital Drch.</text:p>
          </table:table-cell>
          <table:table-cell table:style-name="ce98" office:value-type="string" calcext:value-type="string">
            <text:p>RightSaggitalAnkle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1" calcext:value-type="float">
            <text:p>1</text:p>
          </table:table-cell>
          <table:table-cell table:style-name="ce111" office:value-type="string" calcext:value-type="string">
            <text:p>TSD-1</text:p>
          </table:table-cell>
          <table:table-cell table:style-name="ce116" office:value-type="float" office:value="251601" calcext:value-type="float">
            <text:p>251601</text:p>
          </table:table-cell>
          <table:table-cell table:style-name="ce106" table:formula="of:=1.47*160" office:value-type="float" office:value="235.2" calcext:value-type="float">
            <text:p>235.2</text:p>
          </table:table-cell>
          <table:table-cell table:style-name="ce123" office:value-type="string" calcext:value-type="string">
            <text:p>-30.650268º a +24.253074º</text:p>
          </table:table-cell>
          <table:table-cell table:style-name="ce123" office:value-type="string" calcext:value-type="string">
            <text:p>-25.6º a +19.2º</text:p>
          </table:table-cell>
          <table:table-cell table:style-name="ce127" office:value-type="string" calcext:value-type="string">
            <text:p>-25.6º a +19.2º</text:p>
          </table:table-cell>
          <table:table-cell table:style-name="ce130" office:value-type="string" calcext:value-type="string">
            <text:p>-X (abre)</text:p>
          </table:table-cell>
          <table:table-cell table:number-columns-repeated="1012"/>
        </table:table-row>
        <table:table-row table:style-name="ro2">
          <table:table-cell table:style-name="ce93" office:value-type="string" calcext:value-type="string">
            <text:p>Tobillo Frontal Drch.</text:p>
          </table:table-cell>
          <table:table-cell table:style-name="ce99" office:value-type="string" calcext:value-type="string">
            <text:p>RightFrontalAnkle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2" calcext:value-type="float">
            <text:p>2</text:p>
          </table:table-cell>
          <table:table-cell table:style-name="ce112" office:value-type="string" calcext:value-type="string">
            <text:p>TFD-2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21" table:formula="of:=1.69*160" office:value-type="float" office:value="270.4" calcext:value-type="float">
            <text:p>270.4</text:p>
          </table:table-cell>
          <table:table-cell table:style-name="ce123" office:value-type="string" calcext:value-type="string">
            <text:p>-30.386657º a +23.901580º </text:p>
          </table:table-cell>
          <table:table-cell table:style-name="ce123" office:value-type="string" calcext:value-type="string">
            <text:p>-25.4º a +18.9º</text:p>
          </table:table-cell>
          <table:table-cell table:style-name="ce127" office:value-type="string" calcext:value-type="string">
            <text:p>-25.4º a +18.9º</text:p>
          </table:table-cell>
          <table:table-cell table:style-name="ce131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ce92" office:value-type="string" calcext:value-type="string">
            <text:p>Rodilla Frontal Drch.</text:p>
          </table:table-cell>
          <table:table-cell table:style-name="ce98" office:value-type="string" calcext:value-type="string">
            <text:p>RightFrontalKnee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11" office:value-type="string" calcext:value-type="string">
            <text:p>RFD-3</text:p>
          </table:table-cell>
          <table:table-cell table:style-name="ce116" office:value-type="float" office:value="402686" calcext:value-type="float">
            <text:p>402686</text:p>
          </table:table-cell>
          <table:table-cell table:style-name="ce106" table:formula="of:=1.47*160" office:value-type="float" office:value="235.2" calcext:value-type="float">
            <text:p>235.2</text:p>
          </table:table-cell>
          <table:table-cell table:style-name="ce123" office:value-type="string" calcext:value-type="string">
            <text:p>-63.427062º a +76.186294º</text:p>
          </table:table-cell>
          <table:table-cell table:style-name="ce123" office:value-type="string" calcext:value-type="string">
            <text:p>-58.4º a +71.1º</text:p>
          </table:table-cell>
          <table:table-cell table:style-name="ce127" office:value-type="string" calcext:value-type="string">
            <text:p>-58.4º a +30.0º</text:p>
          </table:table-cell>
          <table:table-cell table:style-name="ce131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ce93" office:value-type="string" calcext:value-type="string">
            <text:p>Cadera Frontal Drch.</text:p>
          </table:table-cell>
          <table:table-cell table:style-name="ce99" office:value-type="string" calcext:value-type="string">
            <text:p>RightFrontalHip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table-cell table:style-name="ce112" office:value-type="string" calcext:value-type="string">
            <text:p>CFD-4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21" table:formula="of:=1.2*160" office:value-type="float" office:value="192" calcext:value-type="float">
            <text:p>192</text:p>
          </table:table-cell>
          <table:table-cell table:style-name="ce123" office:value-type="string" calcext:value-type="string">
            <text:p>-36.625671º a +44.112476º</text:p>
          </table:table-cell>
          <table:table-cell table:style-name="ce123" office:value-type="string" calcext:value-type="string">
            <text:p>-31.6º a +39.1º</text:p>
          </table:table-cell>
          <table:table-cell table:style-name="ce127" office:value-type="string" calcext:value-type="string">
            <text:p>-10.0º a +39.1º</text:p>
          </table:table-cell>
          <table:table-cell table:style-name="ce131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ce92" office:value-type="string" calcext:value-type="string">
            <text:p>Cadera Sagital Drch.</text:p>
          </table:table-cell>
          <table:table-cell table:style-name="ce98" office:value-type="string" calcext:value-type="string">
            <text:p>RightSaggitalHip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" calcext:value-type="float">
            <text:p>5</text:p>
          </table:table-cell>
          <table:table-cell table:style-name="ce111" office:value-type="string" calcext:value-type="string">
            <text:p>CSD-5</text:p>
          </table:table-cell>
          <table:table-cell table:style-name="ce116" office:value-type="float" office:value="251601" calcext:value-type="float">
            <text:p>251601</text:p>
          </table:table-cell>
          <table:table-cell table:style-name="ce106" table:formula="of:=3.27*160" office:value-type="float" office:value="523.2" calcext:value-type="float">
            <text:p>523.2</text:p>
          </table:table-cell>
          <table:table-cell table:style-name="ce123" office:value-type="string" calcext:value-type="string">
            <text:p>-17.557128º a +17.486818º</text:p>
          </table:table-cell>
          <table:table-cell table:style-name="ce123" office:value-type="string" calcext:value-type="string">
            <text:p>-12.5º a +12.5º</text:p>
          </table:table-cell>
          <table:table-cell table:style-name="ce127" office:value-type="string" calcext:value-type="string">
            <text:p>-12.5º a +12.5º</text:p>
          </table:table-cell>
          <table:table-cell table:style-name="ce130" office:value-type="string" calcext:value-type="string">
            <text:p>X (cierra)</text:p>
          </table:table-cell>
          <table:table-cell table:number-columns-repeated="1012"/>
        </table:table-row>
        <table:table-row table:style-name="ro9">
          <table:table-cell table:style-name="ce93" office:value-type="string" calcext:value-type="string">
            <text:p>Cadera Axial Drch.</text:p>
          </table:table-cell>
          <table:table-cell table:style-name="ce99" office:value-type="string" calcext:value-type="string">
            <text:p>RightAxialHip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6" calcext:value-type="float">
            <text:p>6</text:p>
          </table:table-cell>
          <table:table-cell table:style-name="ce112" office:value-type="string" calcext:value-type="string">
            <text:p>CAD-6</text:p>
          </table:table-cell>
          <table:table-cell table:style-name="ce117" office:value-type="float" office:value="339287" calcext:value-type="float">
            <text:p>339287</text:p>
          </table:table-cell>
          <table:table-cell table:style-name="ce121" table:formula="of:=2.5*160" office:value-type="float" office:value="400" calcext:value-type="float">
            <text:p>400</text:p>
          </table:table-cell>
          <table:table-cell table:style-name="ce123" office:value-type="string" calcext:value-type="string">
            <text:p>-41.300525º a +34.077331º</text:p>
          </table:table-cell>
          <table:table-cell table:style-name="ce123" office:value-type="string" calcext:value-type="string">
            <text:p>-36.3º a +29.0º</text:p>
          </table:table-cell>
          <table:table-cell table:style-name="ce127" office:value-type="string" calcext:value-type="string">
            <text:p>-5.0º a +5.0º</text:p>
          </table:table-cell>
          <table:table-cell table:style-name="ce132" office:value-type="string" calcext:value-type="string">
            <text:p>Z (cierra)</text:p>
          </table:table-cell>
          <table:table-cell table:number-columns-repeated="1012"/>
        </table:table-row>
        <table:table-row table:style-name="ro9">
          <table:table-cell table:style-name="ce92" office:value-type="string" calcext:value-type="string">
            <text:p>Cintura Frontal</text:p>
          </table:table-cell>
          <table:table-cell table:style-name="ce98" office:value-type="string" calcext:value-type="string">
            <text:p>FrontalWaist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4" calcext:value-type="float">
            <text:p>14</text:p>
          </table:table-cell>
          <table:table-cell table:style-name="ce111" office:value-type="string" calcext:value-type="string">
            <text:p>CF-14</text:p>
          </table:table-cell>
          <table:table-cell table:style-name="ce116" office:value-type="float" office:value="251601" calcext:value-type="float">
            <text:p>251601</text:p>
          </table:table-cell>
          <table:table-cell table:style-name="ce106" office:value-type="float" office:value="480" calcext:value-type="float">
            <text:p>480</text:p>
          </table:table-cell>
          <table:table-cell table:style-name="ce123" office:value-type="string" calcext:value-type="string">
            <text:p>-15.114234º a +95.412994º</text:p>
          </table:table-cell>
          <table:table-cell table:style-name="ce123" office:value-type="string" calcext:value-type="string">
            <text:p>-10.1º a +90.4º</text:p>
          </table:table-cell>
          <table:table-cell table:style-name="ce127" office:value-type="string" calcext:value-type="string">
            <text:p>-10.1º a +90.4º</text:p>
          </table:table-cell>
          <table:table-cell table:style-name="ce131" office:value-type="string" calcext:value-type="string">
            <text:p>Y (adelante)</text:p>
          </table:table-cell>
          <table:table-cell table:number-columns-repeated="1012"/>
        </table:table-row>
        <table:table-row table:style-name="ro9">
          <table:table-cell table:style-name="ce93" office:value-type="string" calcext:value-type="string">
            <text:p>Cintura Axial</text:p>
          </table:table-cell>
          <table:table-cell table:style-name="ce99" office:value-type="string" calcext:value-type="string">
            <text:p>AxialWaist</text:p>
          </table:table-cell>
          <table:table-cell table:style-name="ce102" office:value-type="string" calcext:value-type="string">
            <text:p>Left leg (/dev/can1)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3" calcext:value-type="float">
            <text:p>13</text:p>
          </table:table-cell>
          <table:table-cell table:style-name="ce112" office:value-type="string" calcext:value-type="string">
            <text:p>CA-13</text:p>
          </table:table-cell>
          <table:table-cell table:style-name="ce117" office:value-type="float" office:value="251601" calcext:value-type="float">
            <text:p>251601</text:p>
          </table:table-cell>
          <table:table-cell table:style-name="ce121" office:value-type="float" office:value="160" calcext:value-type="float">
            <text:p>160</text:p>
          </table:table-cell>
          <table:table-cell table:style-name="Default" office:value-type="string" calcext:value-type="string">
            <text:p>-64.305816º a +51.318099º</text:p>
          </table:table-cell>
          <table:table-cell table:style-name="Default" office:value-type="string" calcext:value-type="string">
            <text:p>-59.3º a +46.3º</text:p>
          </table:table-cell>
          <table:table-cell table:style-name="ce124" office:value-type="string" calcext:value-type="string">
            <text:p>-30.0º a +30.0º</text:p>
          </table:table-cell>
          <table:table-cell table:style-name="ce133"/>
          <table:table-cell table:number-columns-repeated="1012"/>
        </table:table-row>
        <table:table-row table:style-name="ro10">
          <table:table-cell table:style-name="ce92" office:value-type="string" calcext:value-type="string">
            <text:p>Cadera Axial Izq.</text:p>
          </table:table-cell>
          <table:table-cell table:style-name="ce98" office:value-type="string" calcext:value-type="string">
            <text:p>LeftAxialHip</text:p>
          </table:table-cell>
          <table:table-cell table:style-name="ce102" office:value-type="string" calcext:value-type="string">
            <text:p>Left leg (/dev/can1)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7" calcext:value-type="float">
            <text:p>7</text:p>
          </table:table-cell>
          <table:table-cell table:style-name="ce111" office:value-type="string" calcext:value-type="string">
            <text:p>CAI-7</text:p>
          </table:table-cell>
          <table:table-cell table:style-name="ce116" office:value-type="float" office:value="339287" calcext:value-type="float">
            <text:p>339287</text:p>
          </table:table-cell>
          <table:table-cell table:style-name="ce106" table:formula="of:=2.5*160" office:value-type="float" office:value="400" calcext:value-type="float">
            <text:p>400</text:p>
          </table:table-cell>
          <table:table-cell table:style-name="ce124" office:value-type="string" calcext:value-type="string">
            <text:p>-41.300525º a +34.077331º *</text:p>
          </table:table-cell>
          <table:table-cell table:style-name="Default" office:value-type="string" calcext:value-type="string">
            <text:p>-36.3º a +29.1º</text:p>
          </table:table-cell>
          <table:table-cell table:style-name="ce124" office:value-type="string" calcext:value-type="string">
            <text:p>-5.0º a +5.0º</text:p>
          </table:table-cell>
          <table:table-cell table:style-name="ce132" office:value-type="string" calcext:value-type="string">
            <text:p>-Z (cierra)</text:p>
          </table:table-cell>
          <table:table-cell table:number-columns-repeated="1012"/>
        </table:table-row>
        <table:table-row table:style-name="ro2">
          <table:table-cell table:style-name="ce93" office:value-type="string" calcext:value-type="string">
            <text:p>Cadera Sagital Izq.</text:p>
          </table:table-cell>
          <table:table-cell table:style-name="ce99" office:value-type="string" calcext:value-type="string">
            <text:p>LeftSaggitalHip</text:p>
          </table:table-cell>
          <table:table-cell table:style-name="ce102" office:value-type="string" calcext:value-type="string">
            <text:p>Left leg (/dev/can1)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8" calcext:value-type="float">
            <text:p>8</text:p>
          </table:table-cell>
          <table:table-cell table:style-name="ce112" office:value-type="string" calcext:value-type="string">
            <text:p>CSI-8</text:p>
          </table:table-cell>
          <table:table-cell table:style-name="ce117" office:value-type="float" office:value="339287" calcext:value-type="float">
            <text:p>339287</text:p>
          </table:table-cell>
          <table:table-cell table:style-name="ce121" table:formula="of:=3.27*160" office:value-type="float" office:value="523.2" calcext:value-type="float">
            <text:p>523.2</text:p>
          </table:table-cell>
          <table:table-cell table:style-name="ce125" office:value-type="string" calcext:value-type="string">
            <text:p>-17.557128º a +17.486818º *</text:p>
          </table:table-cell>
          <table:table-cell table:number-columns-repeated="2" table:style-name="ce124" office:value-type="string" calcext:value-type="string">
            <text:p>-12.5º a +12.5º</text:p>
          </table:table-cell>
          <table:table-cell table:style-name="ce130" office:value-type="string" calcext:value-type="string">
            <text:p>-X (cierra)</text:p>
          </table:table-cell>
          <table:table-cell table:number-columns-repeated="1012"/>
        </table:table-row>
        <table:table-row table:style-name="ro9">
          <table:table-cell table:style-name="ce92" office:value-type="string" calcext:value-type="string">
            <text:p>Cadera Frontal Izq.</text:p>
          </table:table-cell>
          <table:table-cell table:style-name="ce98" office:value-type="string" calcext:value-type="string">
            <text:p>LeftFrontalHip</text:p>
          </table:table-cell>
          <table:table-cell table:style-name="ce102" office:value-type="string" calcext:value-type="string">
            <text:p>Left leg (/dev/can1)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9" calcext:value-type="float">
            <text:p>9</text:p>
          </table:table-cell>
          <table:table-cell table:style-name="ce111" office:value-type="string" calcext:value-type="string">
            <text:p>CFI-9</text:p>
          </table:table-cell>
          <table:table-cell table:style-name="ce116" office:value-type="float" office:value="402686" calcext:value-type="float">
            <text:p>402686</text:p>
          </table:table-cell>
          <table:table-cell table:style-name="ce106" table:formula="of:=1.2*160" office:value-type="float" office:value="192" calcext:value-type="float">
            <text:p>192</text:p>
          </table:table-cell>
          <table:table-cell table:style-name="ce124" office:value-type="string" calcext:value-type="string">
            <text:p>-36.625671º a +44.112476º *</text:p>
          </table:table-cell>
          <table:table-cell table:style-name="Default" office:value-type="string" calcext:value-type="string">
            <text:p>-31.6º a +39.1º</text:p>
          </table:table-cell>
          <table:table-cell table:style-name="ce124" office:value-type="string" calcext:value-type="string">
            <text:p>-10.0º a +39.1º</text:p>
          </table:table-cell>
          <table:table-cell table:style-name="ce131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ce93" office:value-type="string" calcext:value-type="string">
            <text:p>Rodilla Frontal Izq.</text:p>
          </table:table-cell>
          <table:table-cell table:style-name="ce99" office:value-type="string" calcext:value-type="string">
            <text:p>LeftFrontalKnee</text:p>
          </table:table-cell>
          <table:table-cell table:style-name="ce102" office:value-type="string" calcext:value-type="string">
            <text:p>Left leg (/dev/can1)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10" calcext:value-type="float">
            <text:p>10</text:p>
          </table:table-cell>
          <table:table-cell table:style-name="ce112" office:value-type="string" calcext:value-type="string">
            <text:p>RFI-10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21" table:formula="of:=1.47*160" office:value-type="float" office:value="235.2" calcext:value-type="float">
            <text:p>235.2</text:p>
          </table:table-cell>
          <table:table-cell table:style-name="ce124" office:value-type="string" calcext:value-type="string">
            <text:p>-63.427062º a +76.186294º *</text:p>
          </table:table-cell>
          <table:table-cell table:style-name="ce124" office:value-type="string" calcext:value-type="string">
            <text:p>-58.4º a +71.1º</text:p>
          </table:table-cell>
          <table:table-cell table:style-name="ce124" office:value-type="string" calcext:value-type="string">
            <text:p>-58.4º a +30.0º</text:p>
          </table:table-cell>
          <table:table-cell table:style-name="ce131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ce92" office:value-type="string" calcext:value-type="string">
            <text:p>Tobillo Frontal Izq.</text:p>
          </table:table-cell>
          <table:table-cell table:style-name="ce98" office:value-type="string" calcext:value-type="string">
            <text:p>LeftFrontalAnkle</text:p>
          </table:table-cell>
          <table:table-cell table:style-name="ce102" office:value-type="string" calcext:value-type="string">
            <text:p>Left leg (/dev/can1)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11" calcext:value-type="float">
            <text:p>11</text:p>
          </table:table-cell>
          <table:table-cell table:style-name="ce111" office:value-type="string" calcext:value-type="string">
            <text:p>TFI-11</text:p>
          </table:table-cell>
          <table:table-cell table:style-name="ce116" office:value-type="float" office:value="402686" calcext:value-type="float">
            <text:p>402686</text:p>
          </table:table-cell>
          <table:table-cell table:style-name="ce106" table:formula="of:=1.69*160" office:value-type="float" office:value="270.4" calcext:value-type="float">
            <text:p>270.4</text:p>
          </table:table-cell>
          <table:table-cell table:style-name="ce124" office:value-type="string" calcext:value-type="string">
            <text:p>-30.386657º a +23.901580º *</text:p>
          </table:table-cell>
          <table:table-cell table:number-columns-repeated="2" table:style-name="ce124" office:value-type="string" calcext:value-type="string">
            <text:p>-25.4º a +18.9º</text:p>
          </table:table-cell>
          <table:table-cell table:style-name="ce131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ce93" office:value-type="string" calcext:value-type="string">
            <text:p>Tobillo Sagital Izq.</text:p>
          </table:table-cell>
          <table:table-cell table:style-name="ce99" office:value-type="string" calcext:value-type="string">
            <text:p>LeftSaggitalAnkle</text:p>
          </table:table-cell>
          <table:table-cell table:style-name="ce102" office:value-type="string" calcext:value-type="string">
            <text:p>Left leg (/dev/can1)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12" calcext:value-type="float">
            <text:p>12</text:p>
          </table:table-cell>
          <table:table-cell table:style-name="ce112" office:value-type="string" calcext:value-type="string">
            <text:p>TSI-12</text:p>
          </table:table-cell>
          <table:table-cell table:style-name="ce117" office:value-type="float" office:value="251601" calcext:value-type="float">
            <text:p>251601</text:p>
          </table:table-cell>
          <table:table-cell table:style-name="ce121" table:formula="of:=1.47*160" office:value-type="float" office:value="235.2" calcext:value-type="float">
            <text:p>235.2</text:p>
          </table:table-cell>
          <table:table-cell table:style-name="ce124" office:value-type="string" calcext:value-type="string">
            <text:p>-30.650268º a +24.253074º *</text:p>
          </table:table-cell>
          <table:table-cell table:number-columns-repeated="2" table:style-name="ce124" office:value-type="string" calcext:value-type="string">
            <text:p>-25.6º a +19.2º</text:p>
          </table:table-cell>
          <table:table-cell table:style-name="ce130" office:value-type="string" calcext:value-type="string">
            <text:p>X (abre)</text:p>
          </table:table-cell>
          <table:table-cell table:number-columns-repeated="1012"/>
        </table:table-row>
        <table:table-row table:style-name="ro11">
          <table:table-cell table:style-name="ce94" office:value-type="string" calcext:value-type="string">
            <text:p>Hombro Frontal Der.</text:p>
          </table:table-cell>
          <table:table-cell table:style-name="ce98" office:value-type="string" calcext:value-type="string">
            <text:p>RightFrontalShoulder</text:p>
          </table:table-cell>
          <table:table-cell table:style-name="ce103" office:value-type="string" calcext:value-type="string">
            <text:p>Right arm (/dev/can0)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5" calcext:value-type="float">
            <text:p>15</text:p>
          </table:table-cell>
          <table:table-cell table:style-name="ce113" office:value-type="string" calcext:value-type="string">
            <text:p>HFD-15</text:p>
          </table:table-cell>
          <table:table-cell table:style-name="ce118" office:value-type="float" office:value="339282" calcext:value-type="float">
            <text:p>339282</text:p>
          </table:table-cell>
          <table:table-cell table:style-name="ce108" office:value-type="float" office:value="160" calcext:value-type="float">
            <text:p>160</text:p>
          </table:table-cell>
          <table:table-cell table:style-name="ce123" office:value-type="string" calcext:value-type="string">
            <text:p>-103.07556º a +110.966614º</text:p>
          </table:table-cell>
          <table:table-cell table:style-name="ce123" office:value-type="string" calcext:value-type="string">
            <text:p>-98.1º a +106.0º</text:p>
          </table:table-cell>
          <table:table-cell table:style-name="ce123" office:value-type="string" calcext:value-type="string">
            <text:p>-98.1º a +45.0º</text:p>
          </table:table-cell>
          <table:table-cell table:style-name="ce131" office:value-type="string" calcext:value-type="string">
            <text:p>-Y (adelante)</text:p>
          </table:table-cell>
          <table:table-cell table:number-columns-repeated="1012"/>
        </table:table-row>
        <table:table-row table:style-name="ro10">
          <table:table-cell table:style-name="ce95" office:value-type="string" calcext:value-type="string">
            <text:p>Hombro Sagital Der.</text:p>
          </table:table-cell>
          <table:table-cell table:style-name="ce100" office:value-type="string" calcext:value-type="string">
            <text:p>RightSaggitalShoulder</text:p>
          </table:table-cell>
          <table:table-cell table:style-name="ce103" office:value-type="string" calcext:value-type="string">
            <text:p>Right arm (/dev/can0)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16" calcext:value-type="float">
            <text:p>16</text:p>
          </table:table-cell>
          <table:table-cell table:style-name="ce114" office:value-type="string" calcext:value-type="string">
            <text:p>HSD-16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22" office:value-type="float" office:value="160" calcext:value-type="float">
            <text:p>160</text:p>
          </table:table-cell>
          <table:table-cell table:style-name="ce123" office:value-type="string" calcext:value-type="string">
            <text:p>-80.474518º a +27.416519º</text:p>
          </table:table-cell>
          <table:table-cell table:number-columns-repeated="2" table:style-name="ce123" office:value-type="string" calcext:value-type="string">
            <text:p>-75.5º a +22.4º</text:p>
          </table:table-cell>
          <table:table-cell table:style-name="ce130" office:value-type="string" calcext:value-type="string">
            <text:p>X (cierra)</text:p>
          </table:table-cell>
          <table:table-cell table:number-columns-repeated="1012"/>
        </table:table-row>
        <table:table-row table:style-name="ro11">
          <table:table-cell table:style-name="ce94" office:value-type="string" calcext:value-type="string">
            <text:p>Hombro Axial Der.</text:p>
          </table:table-cell>
          <table:table-cell table:style-name="ce98" office:value-type="string" calcext:value-type="string">
            <text:p>RightAxialShoulder</text:p>
          </table:table-cell>
          <table:table-cell table:style-name="ce103" office:value-type="string" calcext:value-type="string">
            <text:p>Right arm (/dev/can0)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" calcext:value-type="float">
            <text:p>17</text:p>
          </table:table-cell>
          <table:table-cell table:style-name="ce113" office:value-type="string" calcext:value-type="string">
            <text:p>HAD-17</text:p>
          </table:table-cell>
          <table:table-cell table:style-name="ce118" office:value-type="float" office:value="339282" calcext:value-type="float">
            <text:p>339282</text:p>
          </table:table-cell>
          <table:table-cell table:style-name="ce108" office:value-type="float" office:value="120" calcext:value-type="float">
            <text:p>120</text:p>
          </table:table-cell>
          <table:table-cell table:style-name="ce123" office:value-type="string" calcext:value-type="string">
            <text:p>-85.149384º a +62.021088º</text:p>
          </table:table-cell>
          <table:table-cell table:style-name="ce123" office:value-type="string" calcext:value-type="string">
            <text:p>-80.1º a +57.0º</text:p>
          </table:table-cell>
          <table:table-cell table:style-name="ce123" office:value-type="string" calcext:value-type="string">
            <text:p>-40.0º a +55.0º</text:p>
          </table:table-cell>
          <table:table-cell table:style-name="ce132" office:value-type="string" calcext:value-type="string">
            <text:p>-Z (abre)</text:p>
          </table:table-cell>
          <table:table-cell table:number-columns-repeated="1012"/>
        </table:table-row>
        <table:table-row table:style-name="ro11">
          <table:table-cell table:style-name="ce95" office:value-type="string" calcext:value-type="string">
            <text:p>Codo Frontal Der.</text:p>
          </table:table-cell>
          <table:table-cell table:style-name="ce100" office:value-type="string" calcext:value-type="string">
            <text:p>RightFrontalElbow</text:p>
          </table:table-cell>
          <table:table-cell table:style-name="ce103" office:value-type="string" calcext:value-type="string">
            <text:p>Right arm (/dev/can0)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18" calcext:value-type="float">
            <text:p>18</text:p>
          </table:table-cell>
          <table:table-cell table:style-name="ce114" office:value-type="string" calcext:value-type="string">
            <text:p>CFD-18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22" office:value-type="float" office:value="160" calcext:value-type="float">
            <text:p>160</text:p>
          </table:table-cell>
          <table:table-cell table:style-name="ce123" office:value-type="string" calcext:value-type="string">
            <text:p>-104.56942º a +103.409485º</text:p>
          </table:table-cell>
          <table:table-cell table:style-name="ce123" office:value-type="string" calcext:value-type="string">
            <text:p>-99.6º a +98.4º</text:p>
          </table:table-cell>
          <table:table-cell table:style-name="ce123" office:value-type="string" calcext:value-type="string">
            <text:p>-83.5º a +5.0º</text:p>
          </table:table-cell>
          <table:table-cell table:style-name="ce131" office:value-type="string" calcext:value-type="string">
            <text:p>-Y (adelante)</text:p>
          </table:table-cell>
          <table:table-cell table:number-columns-repeated="1012"/>
        </table:table-row>
        <table:table-row table:style-name="ro11">
          <table:table-cell table:style-name="ce94" office:value-type="string" calcext:value-type="string">
            <text:p>Muñeca Axial Der.</text:p>
          </table:table-cell>
          <table:table-cell table:style-name="ce98" office:value-type="string" calcext:value-type="string">
            <text:p>RightAxialWrist</text:p>
          </table:table-cell>
          <table:table-cell table:style-name="ce103" office:value-type="string" calcext:value-type="string">
            <text:p>Right arm (/dev/can0)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9" calcext:value-type="float">
            <text:p>19</text:p>
          </table:table-cell>
          <table:table-cell table:style-name="ce113" office:value-type="string" calcext:value-type="string">
            <text:p>MAD-19</text:p>
          </table:table-cell>
          <table:table-cell table:style-name="ce118" office:value-type="float" office:value="339282" calcext:value-type="float">
            <text:p>339282</text:p>
          </table:table-cell>
          <table:table-cell table:style-name="ce108" office:value-type="float" office:value="120" calcext:value-type="float">
            <text:p>120</text:p>
          </table:table-cell>
          <table:table-cell table:style-name="ce123" office:value-type="string" calcext:value-type="string">
            <text:p>-85.413002º a +104.63972º</text:p>
          </table:table-cell>
          <table:table-cell table:style-name="ce123" office:value-type="string" calcext:value-type="string">
            <text:p>-80.4º a +99.6º</text:p>
          </table:table-cell>
          <table:table-cell table:style-name="ce123" office:value-type="string" calcext:value-type="string">
            <text:p>-76.8 a +90º</text:p>
          </table:table-cell>
          <table:table-cell table:style-name="ce132" office:value-type="string" calcext:value-type="string">
            <text:p>-Z (abre)</text:p>
          </table:table-cell>
          <table:table-cell table:number-columns-repeated="1012"/>
        </table:table-row>
        <table:table-row table:style-name="ro11">
          <table:table-cell table:style-name="ce95" office:value-type="string" calcext:value-type="string">
            <text:p>Muñeca Frontal Der.</text:p>
          </table:table-cell>
          <table:table-cell table:style-name="ce100" office:value-type="string" calcext:value-type="string">
            <text:p>RightFrontalWrist</text:p>
          </table:table-cell>
          <table:table-cell table:style-name="ce103" office:value-type="string" calcext:value-type="string">
            <text:p>Right arm (/dev/can0)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20" calcext:value-type="float">
            <text:p>20</text:p>
          </table:table-cell>
          <table:table-cell table:style-name="ce114" office:value-type="string" calcext:value-type="string">
            <text:p>MFD-20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22" office:value-type="float" office:value="120" calcext:value-type="float">
            <text:p>120</text:p>
          </table:table-cell>
          <table:table-cell table:style-name="ce123" office:value-type="string" calcext:value-type="string">
            <text:p>-120.123024º a +49.718811º</text:p>
          </table:table-cell>
          <table:table-cell table:style-name="ce123" office:value-type="string" calcext:value-type="string">
            <text:p>-115.1º a +44.7º</text:p>
          </table:table-cell>
          <table:table-cell table:style-name="ce123" office:value-type="string" calcext:value-type="string">
            <text:p>-70.0º a +44.7º</text:p>
          </table:table-cell>
          <table:table-cell table:style-name="ce131" office:value-type="string" calcext:value-type="string">
            <text:p>-Y (adelante)</text:p>
          </table:table-cell>
          <table:table-cell table:number-columns-repeated="1012"/>
        </table:table-row>
        <table:table-row table:style-name="ro11">
          <table:table-cell table:style-name="ce94" office:value-type="string" calcext:value-type="string">
            <text:p>Hombro Frontal Izq.</text:p>
          </table:table-cell>
          <table:table-cell table:style-name="ce98" office:value-type="string" calcext:value-type="string">
            <text:p>LeftFrontalShoulder</text:p>
          </table:table-cell>
          <table:table-cell table:style-name="ce104" office:value-type="string" calcext:value-type="string">
            <text:p>Left arm (/dev/can1)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1" calcext:value-type="float">
            <text:p>21</text:p>
          </table:table-cell>
          <table:table-cell table:style-name="ce113" office:value-type="string" calcext:value-type="string">
            <text:p>HFI-21</text:p>
          </table:table-cell>
          <table:table-cell table:style-name="ce118" office:value-type="float" office:value="339282" calcext:value-type="float">
            <text:p>339282</text:p>
          </table:table-cell>
          <table:table-cell table:style-name="ce108" office:value-type="float" office:value="160" calcext:value-type="float">
            <text:p>160</text:p>
          </table:table-cell>
          <table:table-cell table:style-name="ce126" office:value-type="string" calcext:value-type="string">
            <text:p>-101.827759º a +118.189804º</text:p>
          </table:table-cell>
          <table:table-cell table:style-name="Default" office:value-type="string" calcext:value-type="string">
            <text:p>-96.8º a +113.2º</text:p>
          </table:table-cell>
          <table:table-cell table:style-name="ce126" office:value-type="string" calcext:value-type="string">
            <text:p>-93.5º a +45.0º</text:p>
          </table:table-cell>
          <table:table-cell table:style-name="ce131" office:value-type="string" calcext:value-type="string">
            <text:p>Y (atrás)</text:p>
          </table:table-cell>
          <table:table-cell table:number-columns-repeated="1012"/>
        </table:table-row>
        <table:table-row table:style-name="ro10">
          <table:table-cell table:style-name="ce95" office:value-type="string" calcext:value-type="string">
            <text:p>Hombro Sagital Izq.</text:p>
          </table:table-cell>
          <table:table-cell table:style-name="ce100" office:value-type="string" calcext:value-type="string">
            <text:p>LeftSaggitalShoulder</text:p>
          </table:table-cell>
          <table:table-cell table:style-name="ce104" office:value-type="string" calcext:value-type="string">
            <text:p>Left arm (/dev/can1)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2" calcext:value-type="float">
            <text:p>22</text:p>
          </table:table-cell>
          <table:table-cell table:style-name="ce114" office:value-type="string" calcext:value-type="string">
            <text:p>HSI-22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22" office:value-type="float" office:value="160" calcext:value-type="float">
            <text:p>160</text:p>
          </table:table-cell>
          <table:table-cell table:style-name="ce126" office:value-type="string" calcext:value-type="string">
            <text:p>-28.892792º a +81.458702º</text:p>
          </table:table-cell>
          <table:table-cell table:style-name="Default" office:value-type="string" calcext:value-type="string">
            <text:p>-23.9º a +76.5º</text:p>
          </table:table-cell>
          <table:table-cell table:style-name="Default" office:value-type="string" calcext:value-type="string">
            <text:p>-23.9º a +75.5º</text:p>
          </table:table-cell>
          <table:table-cell table:style-name="ce130" office:value-type="string" calcext:value-type="string">
            <text:p>X (abre)</text:p>
          </table:table-cell>
          <table:table-cell table:number-columns-repeated="1012"/>
        </table:table-row>
        <table:table-row table:style-name="ro11">
          <table:table-cell table:style-name="ce94" office:value-type="string" calcext:value-type="string">
            <text:p>Hombro Axial Izq.</text:p>
          </table:table-cell>
          <table:table-cell table:style-name="ce98" office:value-type="string" calcext:value-type="string">
            <text:p>LeftAxialShoulder</text:p>
          </table:table-cell>
          <table:table-cell table:style-name="ce104" office:value-type="string" calcext:value-type="string">
            <text:p>Left arm (/dev/can1)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23" calcext:value-type="float">
            <text:p>23</text:p>
          </table:table-cell>
          <table:table-cell table:style-name="ce113" office:value-type="string" calcext:value-type="string">
            <text:p>HAI-23</text:p>
          </table:table-cell>
          <table:table-cell table:style-name="ce118" office:value-type="float" office:value="339282" calcext:value-type="float">
            <text:p>339282</text:p>
          </table:table-cell>
          <table:table-cell table:style-name="ce108" office:value-type="float" office:value="120" calcext:value-type="float">
            <text:p>120</text:p>
          </table:table-cell>
          <table:table-cell table:style-name="ce126" office:value-type="string" calcext:value-type="string">
            <text:p>-56.590508º a +89.086121º</text:p>
          </table:table-cell>
          <table:table-cell table:style-name="Default" office:value-type="string" calcext:value-type="string">
            <text:p>-51.6º a +84.1º</text:p>
          </table:table-cell>
          <table:table-cell table:style-name="ce124" office:value-type="string" calcext:value-type="string">
            <text:p>-40.0º a +55.0º</text:p>
          </table:table-cell>
          <table:table-cell table:style-name="ce132" office:value-type="string" calcext:value-type="string">
            <text:p>-Z (cierra)</text:p>
          </table:table-cell>
          <table:table-cell table:number-columns-repeated="1012"/>
        </table:table-row>
        <table:table-row table:style-name="ro11">
          <table:table-cell table:style-name="ce95" office:value-type="string" calcext:value-type="string">
            <text:p>Codo Frontal Izq.</text:p>
          </table:table-cell>
          <table:table-cell table:style-name="ce100" office:value-type="string" calcext:value-type="string">
            <text:p>LeftFrontalElbow</text:p>
          </table:table-cell>
          <table:table-cell table:style-name="ce104" office:value-type="string" calcext:value-type="string">
            <text:p>Left arm (/dev/can1)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24" calcext:value-type="float">
            <text:p>24</text:p>
          </table:table-cell>
          <table:table-cell table:style-name="ce114" office:value-type="string" calcext:value-type="string">
            <text:p>CFI-24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22" office:value-type="float" office:value="160" calcext:value-type="float">
            <text:p>160</text:p>
          </table:table-cell>
          <table:table-cell table:style-name="ce126" office:value-type="string" calcext:value-type="string">
            <text:p>-106.13357º a +101.845345º</text:p>
          </table:table-cell>
          <table:table-cell table:style-name="Default" office:value-type="string" calcext:value-type="string">
            <text:p>-101.1º a +96.8º</text:p>
          </table:table-cell>
          <table:table-cell table:style-name="Default" office:value-type="string" calcext:value-type="string">
            <text:p>-83.5º a +5.0º</text:p>
          </table:table-cell>
          <table:table-cell table:style-name="ce131" office:value-type="string" calcext:value-type="string">
            <text:p>Y (atrás)</text:p>
          </table:table-cell>
          <table:table-cell table:number-columns-repeated="1012"/>
        </table:table-row>
        <table:table-row table:style-name="ro11">
          <table:table-cell table:style-name="ce94" office:value-type="string" calcext:value-type="string">
            <text:p>Muñeca Axial Izq.</text:p>
          </table:table-cell>
          <table:table-cell table:style-name="ce98" office:value-type="string" calcext:value-type="string">
            <text:p>LeftAxialWrist</text:p>
          </table:table-cell>
          <table:table-cell table:style-name="ce104" office:value-type="string" calcext:value-type="string">
            <text:p>Left arm (/dev/can1)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5" calcext:value-type="float">
            <text:p>25</text:p>
          </table:table-cell>
          <table:table-cell table:style-name="ce113" office:value-type="string" calcext:value-type="string">
            <text:p>MAI-25</text:p>
          </table:table-cell>
          <table:table-cell table:style-name="ce118" office:value-type="float" office:value="339282" calcext:value-type="float">
            <text:p>339282</text:p>
          </table:table-cell>
          <table:table-cell table:style-name="ce108" office:value-type="float" office:value="120" calcext:value-type="float">
            <text:p>120</text:p>
          </table:table-cell>
          <table:table-cell table:style-name="ce126" office:value-type="string" calcext:value-type="string">
            <text:p>-106.32688º a +81.441132º</text:p>
          </table:table-cell>
          <table:table-cell table:style-name="Default" office:value-type="string" calcext:value-type="string">
            <text:p>-101.3º a +76.4º</text:p>
          </table:table-cell>
          <table:table-cell table:style-name="ce124" office:value-type="string" calcext:value-type="string">
            <text:p>-90.0º a +76.4º</text:p>
          </table:table-cell>
          <table:table-cell table:style-name="ce132" office:value-type="string" calcext:value-type="string">
            <text:p>-Z (cierra)</text:p>
          </table:table-cell>
          <table:table-cell table:number-columns-repeated="1012"/>
        </table:table-row>
        <table:table-row table:style-name="ro11">
          <table:table-cell table:style-name="ce95" office:value-type="string" calcext:value-type="string">
            <text:p>Muñeca Frontal Izq.</text:p>
          </table:table-cell>
          <table:table-cell table:style-name="ce100" office:value-type="string" calcext:value-type="string">
            <text:p>LeftFrontalWrist</text:p>
          </table:table-cell>
          <table:table-cell table:style-name="ce104" office:value-type="string" calcext:value-type="string">
            <text:p>Left arm (/dev/can1)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26" calcext:value-type="float">
            <text:p>26</text:p>
          </table:table-cell>
          <table:table-cell table:style-name="ce114" office:value-type="string" calcext:value-type="string">
            <text:p>MFI-26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22" office:value-type="float" office:value="120" calcext:value-type="float">
            <text:p>120</text:p>
          </table:table-cell>
          <table:table-cell table:style-name="ce126" office:value-type="string" calcext:value-type="string">
            <text:p>-118.260101º a +66.34446º</text:p>
          </table:table-cell>
          <table:table-cell table:style-name="Default" office:value-type="string" calcext:value-type="string">
            <text:p>-113.3º a +61.3º</text:p>
          </table:table-cell>
          <table:table-cell table:style-name="Default" office:value-type="string" calcext:value-type="string">
            <text:p>-70.0º a +56.9º</text:p>
          </table:table-cell>
          <table:table-cell table:style-name="ce131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Default"/>
          <table:table-cell/>
          <table:table-cell table:style-name="Default" table:number-columns-repeated="8"/>
          <table:table-cell table:style-name="ce126"/>
          <table:table-cell table:style-name="Default"/>
          <table:table-cell table:number-columns-repeated="1012"/>
        </table:table-row>
        <table:table-row table:style-name="ro9">
          <table:table-cell table:number-columns-repeated="10"/>
          <table:table-cell table:style-name="ce128"/>
          <table:table-cell table:number-columns-repeated="1013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otecciones piernas" table:style-name="ta2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6" table:default-cell-style-name="ce6"/>
        <table:table-column table:style-name="co15" table:default-cell-style-name="ce6"/>
        <table:table-column table:style-name="co18" table:default-cell-style-name="ce6"/>
        <table:table-column table:style-name="co11" table:default-cell-style-name="ce6"/>
        <table:table-column table:style-name="co12" table:number-columns-repeated="6" table:default-cell-style-name="ce6"/>
        <table:table-column table:style-name="co11" table:number-columns-repeated="1008" table:default-cell-style-name="ce6"/>
        <table:table-column table:style-name="co12" table:default-cell-style-name="ce6"/>
        <table:table-row table:style-name="ro5">
          <table:table-cell table:style-name="Default" table:number-columns-repeated="2"/>
          <table:table-cell table:style-name="ce56" office:value-type="string" calcext:value-type="string">
            <text:p>Tobillo Sagital</text:p>
          </table:table-cell>
          <table:table-cell table:style-name="ce56" office:value-type="string" calcext:value-type="string">
            <text:p>Tobillo Frontal</text:p>
          </table:table-cell>
          <table:table-cell table:style-name="ce56" office:value-type="string" calcext:value-type="string">
            <text:p>Rodilla</text:p>
          </table:table-cell>
          <table:table-cell table:style-name="ce56" office:value-type="string" calcext:value-type="string">
            <text:p>Cadera Frontal</text:p>
          </table:table-cell>
          <table:table-cell table:style-name="ce56" office:value-type="string" calcext:value-type="string">
            <text:p>Cadera Sagital</text:p>
          </table:table-cell>
          <table:table-cell table:style-name="ce56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RMS Articulación (Nm)</text:p>
          </table:table-cell>
          <table:table-cell table:style-name="Default"/>
          <table:table-cell table:style-name="ce57" office:value-type="float" office:value="18.7119028149772" calcext:value-type="float">
            <text:p>18.71</text:p>
          </table:table-cell>
          <table:table-cell table:style-name="ce57" office:value-type="float" office:value="25.150585499229" calcext:value-type="float">
            <text:p>25.15</text:p>
          </table:table-cell>
          <table:table-cell table:style-name="ce69" office:value-type="float" office:value="26.7235550727863" calcext:value-type="float">
            <text:p>26.72</text:p>
          </table:table-cell>
          <table:table-cell table:style-name="ce57" office:value-type="float" office:value="10.2247999163148" calcext:value-type="float">
            <text:p>10.22</text:p>
          </table:table-cell>
          <table:table-cell table:style-name="ce72" office:value-type="float" office:value="53.3924146149668" calcext:value-type="float">
            <text:p>53.39</text:p>
          </table:table-cell>
          <table:table-cell table:style-name="ce57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Max Articulación (Nm)</text:p>
          </table:table-cell>
          <table:table-cell table:style-name="ce50"/>
          <table:table-cell table:style-name="ce58" office:value-type="float" office:value="49.7001217624934" calcext:value-type="float">
            <text:p>49.70</text:p>
          </table:table-cell>
          <table:table-cell table:style-name="ce58" office:value-type="float" office:value="59.4292881304533" calcext:value-type="float">
            <text:p>59.43</text:p>
          </table:table-cell>
          <table:table-cell table:style-name="ce70" office:value-type="float" office:value="61.8586374198214" calcext:value-type="float">
            <text:p>61.86</text:p>
          </table:table-cell>
          <table:table-cell table:style-name="ce58" office:value-type="float" office:value="25.9949489915541" calcext:value-type="float">
            <text:p>25.99</text:p>
          </table:table-cell>
          <table:table-cell table:style-name="ce73" office:value-type="float" office:value="84.4119718562146" calcext:value-type="float">
            <text:p>84.41</text:p>
          </table:table-cell>
          <table:table-cell table:style-name="ce58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9" table:number-columns-repeated="2"/>
          <table:table-cell table:style-name="ce71"/>
          <table:table-cell table:style-name="ce59"/>
          <table:table-cell table:style-name="ce74"/>
          <table:table-cell table:style-name="ce59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Relación de Red. Poleas</text:p>
          </table:table-cell>
          <table:table-cell table:style-name="Default"/>
          <table:table-cell table:style-name="ce59" office:value-type="float" office:value="1.47" calcext:value-type="float">
            <text:p>1.47</text:p>
          </table:table-cell>
          <table:table-cell table:style-name="ce59" office:value-type="float" office:value="1.69" calcext:value-type="float">
            <text:p>1.69</text:p>
          </table:table-cell>
          <table:table-cell table:style-name="ce71" office:value-type="float" office:value="1.47" calcext:value-type="float">
            <text:p>1.47</text:p>
          </table:table-cell>
          <table:table-cell table:style-name="ce59" office:value-type="float" office:value="1.2" calcext:value-type="float">
            <text:p>1.2</text:p>
          </table:table-cell>
          <table:table-cell table:style-name="ce74" office:value-type="float" office:value="3.27" calcext:value-type="float">
            <text:p>3.27</text:p>
          </table:table-cell>
          <table:table-cell table:style-name="ce59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Constant (mNm/A)</text:p>
          </table:table-cell>
          <table:table-cell table:style-name="Default"/>
          <table:table-cell table:style-name="ce59" office:value-type="float" office:value="33.5" calcext:value-type="float">
            <text:p>33.5</text:p>
          </table:table-cell>
          <table:table-cell table:style-name="ce59" office:value-type="float" office:value="53.3" calcext:value-type="float">
            <text:p>53.3</text:p>
          </table:table-cell>
          <table:table-cell table:style-name="ce71" office:value-type="float" office:value="53.3" calcext:value-type="float">
            <text:p>53.3</text:p>
          </table:table-cell>
          <table:table-cell table:style-name="ce59" office:value-type="float" office:value="53.3" calcext:value-type="float">
            <text:p>53.3</text:p>
          </table:table-cell>
          <table:table-cell table:style-name="ce74" office:value-type="float" office:value="101" calcext:value-type="float">
            <text:p>101</text:p>
          </table:table-cell>
          <table:table-cell table:style-name="ce59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9" table:number-columns-repeated="2"/>
          <table:table-cell table:style-name="ce71"/>
          <table:table-cell table:style-name="ce59"/>
          <table:table-cell table:style-name="ce74"/>
          <table:table-cell table:style-name="ce59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RMS Motor (Nm)</text:p>
          </table:table-cell>
          <table:table-cell table:style-name="Default"/>
          <table:table-cell table:style-name="ce60" table:formula="of:=[.C2]/(160*[.C5])" office:value-type="float" office:value="0.0795574099276242" calcext:value-type="float">
            <text:p>0.0796</text:p>
          </table:table-cell>
          <table:table-cell table:style-name="ce60" table:formula="of:=[.D2]/(160*[.D5])" office:value-type="float" office:value="0.0930125203373854" calcext:value-type="float">
            <text:p>0.0930</text:p>
          </table:table-cell>
          <table:table-cell table:style-name="ce60" table:formula="of:=[.E2]/(160*[.E5])" office:value-type="float" office:value="0.113620557282255" calcext:value-type="float">
            <text:p>0.1136</text:p>
          </table:table-cell>
          <table:table-cell table:style-name="ce60" table:formula="of:=[.F2]/(160*[.F5])" office:value-type="float" office:value="0.0532541662308063" calcext:value-type="float">
            <text:p>0.0533</text:p>
          </table:table-cell>
          <table:table-cell table:style-name="ce60" table:formula="of:=[.G2]/(160*[.G5])" office:value-type="float" office:value="0.102049722123407" calcext:value-type="float">
            <text:p>0.1020</text:p>
          </table:table-cell>
          <table:table-cell table:style-name="ce60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Max Motor (Nm)</text:p>
          </table:table-cell>
          <table:table-cell table:style-name="ce50"/>
          <table:table-cell table:style-name="ce60" table:formula="of:=[.C3]/(160*[.C5])" office:value-type="float" office:value="0.2113100415072" calcext:value-type="float">
            <text:p>0.2113</text:p>
          </table:table-cell>
          <table:table-cell table:style-name="ce60" table:formula="of:=[.D3]/(160*[.D5])" office:value-type="float" office:value="0.219782870304931" calcext:value-type="float">
            <text:p>0.2198</text:p>
          </table:table-cell>
          <table:table-cell table:style-name="ce60" table:formula="of:=[.E3]/(160*[.E5])" office:value-type="float" office:value="0.26300441079856" calcext:value-type="float">
            <text:p>0.2630</text:p>
          </table:table-cell>
          <table:table-cell table:style-name="ce60" table:formula="of:=[.F3]/(160*[.F5])" office:value-type="float" office:value="0.135390359331011" calcext:value-type="float">
            <text:p>0.1354</text:p>
          </table:table-cell>
          <table:table-cell table:style-name="ce60" table:formula="of:=[.G3]/(160*[.G5])" office:value-type="float" office:value="0.161337866697658" calcext:value-type="float">
            <text:p>0.1613</text:p>
          </table:table-cell>
          <table:table-cell table:style-name="ce60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0" table:number-columns-repeated="6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Velocidad Eje Max</text:p>
          </table:table-cell>
          <table:table-cell table:style-name="Default"/>
          <table:table-cell table:style-name="ce60" table:formula="of:=[.C12]/(160*[.C5])" office:value-type="float" office:value="24.9039965986395" calcext:value-type="float">
            <text:p>24.9040</text:p>
          </table:table-cell>
          <table:table-cell table:style-name="ce60" table:formula="of:=[.D12]/(160*[.D5])" office:value-type="float" office:value="8.1382026627219" calcext:value-type="float">
            <text:p>8.1382</text:p>
          </table:table-cell>
          <table:table-cell table:style-name="ce60" table:formula="of:=[.E12]/(160*[.E5])" office:value-type="float" office:value="32.9043367346939" calcext:value-type="float">
            <text:p>32.9043</text:p>
          </table:table-cell>
          <table:table-cell table:style-name="ce60" table:formula="of:=[.F12]/(160*[.F5])" office:value-type="float" office:value="30.1765625" calcext:value-type="float">
            <text:p>30.1766</text:p>
          </table:table-cell>
          <table:table-cell table:style-name="ce60" table:formula="of:=[.G12]/(160*[.G5])" office:value-type="float" office:value="4.20598241590214" calcext:value-type="float">
            <text:p>4.2060</text:p>
          </table:table-cell>
          <table:table-cell table:style-name="ce60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Velocidad Motor Max</text:p>
          </table:table-cell>
          <table:table-cell table:style-name="Default"/>
          <table:table-cell table:style-name="ce60" office:value-type="float" office:value="5857.42" calcext:value-type="float">
            <text:p>5857.4200</text:p>
          </table:table-cell>
          <table:table-cell table:style-name="ce60" office:value-type="float" office:value="2200.57" calcext:value-type="float">
            <text:p>2200.5700</text:p>
          </table:table-cell>
          <table:table-cell table:style-name="ce60" office:value-type="float" office:value="7739.1" calcext:value-type="float">
            <text:p>7739.1000</text:p>
          </table:table-cell>
          <table:table-cell table:style-name="ce60" office:value-type="float" office:value="5793.9" calcext:value-type="float">
            <text:p>5793.9000</text:p>
          </table:table-cell>
          <table:table-cell table:style-name="ce60" office:value-type="float" office:value="2200.57" calcext:value-type="float">
            <text:p>2200.5700</text:p>
          </table:table-cell>
          <table:table-cell table:style-name="ce60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0" table:number-columns-repeated="6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Currents RMS Motor (A)</text:p>
          </table:table-cell>
          <table:table-cell table:style-name="Default"/>
          <table:table-cell table:style-name="ce60" table:formula="of:=[.C8]*1000/[.C6]" office:value-type="float" office:value="2.37484805754102" calcext:value-type="float">
            <text:p>2.3748</text:p>
          </table:table-cell>
          <table:table-cell table:style-name="ce60" table:formula="of:=[.D8]*1000/[.D6]" office:value-type="float" office:value="1.74507542846877" calcext:value-type="float">
            <text:p>1.7451</text:p>
          </table:table-cell>
          <table:table-cell table:style-name="ce60" table:formula="of:=[.E8]*1000/[.E6]" office:value-type="float" office:value="2.13171777265018" calcext:value-type="float">
            <text:p>2.1317</text:p>
          </table:table-cell>
          <table:table-cell table:style-name="ce60" table:formula="of:=[.F8]*1000/[.F6]" office:value-type="float" office:value="0.999140079377228" calcext:value-type="float">
            <text:p>0.9991</text:p>
          </table:table-cell>
          <table:table-cell table:style-name="ce60" table:formula="of:=[.G8]*1000/[.G6]" office:value-type="float" office:value="1.01039328835057" calcext:value-type="float">
            <text:p>1.0104</text:p>
          </table:table-cell>
          <table:table-cell table:style-name="ce60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Currents Max Motor (A)</text:p>
          </table:table-cell>
          <table:table-cell table:style-name="Default"/>
          <table:table-cell table:style-name="ce60" table:formula="of:=[.C9]*1000/[.C6]" office:value-type="float" office:value="6.30776243305074" calcext:value-type="float">
            <text:p>6.3078</text:p>
          </table:table-cell>
          <table:table-cell table:style-name="ce60" table:formula="of:=[.D9]*1000/[.D6]" office:value-type="float" office:value="4.12350600947338" calcext:value-type="float">
            <text:p>4.1235</text:p>
          </table:table-cell>
          <table:table-cell table:style-name="ce60" table:formula="of:=[.E9]*1000/[.E6]" office:value-type="float" office:value="4.93441671291858" calcext:value-type="float">
            <text:p>4.9344</text:p>
          </table:table-cell>
          <table:table-cell table:style-name="ce60" table:formula="of:=[.F9]*1000/[.F6]" office:value-type="float" office:value="2.54015683547863" calcext:value-type="float">
            <text:p>2.5402</text:p>
          </table:table-cell>
          <table:table-cell table:style-name="ce60" table:formula="of:=[.G9]*1000/[.G6]" office:value-type="float" office:value="1.59740462076889" calcext:value-type="float">
            <text:p>1.5974</text:p>
          </table:table-cell>
          <table:table-cell table:style-name="ce60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45" office:value-type="string" calcext:value-type="string">
            <text:p>Ref Motor</text:p>
          </table:table-cell>
          <table:table-cell table:style-name="ce51"/>
          <table:table-cell table:style-name="ce61" office:value-type="float" office:value="251601" calcext:value-type="float">
            <text:p>251601</text:p>
          </table:table-cell>
          <table:table-cell table:number-columns-repeated="3" table:style-name="ce61" office:value-type="float" office:value="402686" calcext:value-type="float">
            <text:p>402686</text:p>
          </table:table-cell>
          <table:table-cell table:number-columns-repeated="2" table:style-name="ce61" office:value-type="float" office:value="339287" calcext:value-type="float">
            <text:p>339287</text:p>
          </table:table-cell>
          <table:table-cell table:style-name="ce75" table:number-columns-repeated="1016"/>
        </table:table-row>
        <table:table-row table:style-name="ro5">
          <table:table-cell table:style-name="ce46" office:value-type="string" calcext:value-type="string">
            <text:p>driver</text:p>
          </table:table-cell>
          <table:table-cell table:style-name="ce52"/>
          <table:table-cell table:number-columns-repeated="4" table:style-name="ce62" office:value-type="string" calcext:value-type="string">
            <text:p>iPOS3604</text:p>
          </table:table-cell>
          <table:table-cell table:style-name="ce62" office:value-type="string" calcext:value-type="string">
            <text:p>iPOS3602</text:p>
          </table:table-cell>
          <table:table-cell table:style-name="ce62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Nominal (A)</text:p>
          </table:table-cell>
          <table:table-cell table:style-name="ce51" office:value-type="string" calcext:value-type="string">
            <text:p>I<text:span text:style-name="T3">nom</text:span></text:p>
          </table:table-cell>
          <table:table-cell table:style-name="ce63" office:value-type="float" office:value="2.36" calcext:value-type="float">
            <text:p>2.360</text:p>
          </table:table-cell>
          <table:table-cell table:number-columns-repeated="3" table:style-name="ce63" office:value-type="float" office:value="1.93" calcext:value-type="float">
            <text:p>1.930</text:p>
          </table:table-cell>
          <table:table-cell table:number-columns-repeated="2" table:style-name="ce63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Max del bobinado (ºC)</text:p>
          </table:table-cell>
          <table:table-cell table:style-name="ce51" office:value-type="string" calcext:value-type="string">
            <text:p>T<text:span text:style-name="T3">max</text:span></text:p>
          </table:table-cell>
          <table:table-cell table:number-columns-repeated="6" table:style-name="ce64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final del bobinado (ºC)</text:p>
          </table:table-cell>
          <table:table-cell table:style-name="ce51" office:value-type="string" calcext:value-type="string">
            <text:p>T<text:span text:style-name="T3">w,∞</text:span></text:p>
          </table:table-cell>
          <table:table-cell table:number-columns-repeated="6" table:style-name="ce64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20" calcext:value-type="float">
            <text:p>20.00</text:p>
          </table:table-cell>
          <table:table-cell table:number-columns-repeated="2" table:style-name="ce65" office:value-type="float" office:value="4.86" calcext:value-type="float">
            <text:p>4.86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bobinado (K/W)</text:p>
          </table:table-cell>
          <table:table-cell table:style-name="ce51" office:value-type="string" calcext:value-type="string">
            <text:p>R<text:span text:style-name="T3">th1</text:span></text:p>
          </table:table-cell>
          <table:table-cell table:style-name="ce66" office:value-type="float" office:value="4.5" calcext:value-type="float">
            <text:p>4.50</text:p>
          </table:table-cell>
          <table:table-cell table:number-columns-repeated="3" table:style-name="ce66" office:value-type="float" office:value="4.22" calcext:value-type="float">
            <text:p>4.22</text:p>
          </table:table-cell>
          <table:table-cell table:number-columns-repeated="2" table:style-name="ce66" office:value-type="float" office:value="4.5" calcext:value-type="float">
            <text:p>4.50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carcasa (K/W)</text:p>
          </table:table-cell>
          <table:table-cell table:style-name="ce51" office:value-type="string" calcext:value-type="string">
            <text:p>R<text:span text:style-name="T3">th2</text:span></text:p>
          </table:table-cell>
          <table:table-cell table:style-name="ce66" office:value-type="float" office:value="4.25" calcext:value-type="float">
            <text:p>4.25</text:p>
          </table:table-cell>
          <table:table-cell table:number-columns-repeated="3" table:style-name="ce66" office:value-type="float" office:value="3.25" calcext:value-type="float">
            <text:p>3.25</text:p>
          </table:table-cell>
          <table:table-cell table:number-columns-repeated="2" table:style-name="ce66" office:value-type="float" office:value="4.25" calcext:value-type="float">
            <text:p>4.2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nstante de tiempo termica (s)</text:p>
          </table:table-cell>
          <table:table-cell table:style-name="ce53" office:value-type="string" calcext:value-type="string">
            <text:p>τ<text:span text:style-name="T5">w</text:span></text:p>
          </table:table-cell>
          <table:table-cell table:style-name="ce66" office:value-type="float" office:value="26.3492" calcext:value-type="float">
            <text:p>26.35</text:p>
          </table:table-cell>
          <table:table-cell table:number-columns-repeated="3" table:style-name="ce66" office:value-type="float" office:value="48.2539" calcext:value-type="float">
            <text:p>48.25</text:p>
          </table:table-cell>
          <table:table-cell table:number-columns-repeated="2" table:style-name="ce66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3" office:value-type="string" calcext:value-type="string">
            <text:p>α<text:span text:style-name="T5">CU</text:span></text:p>
          </table:table-cell>
          <table:table-cell table:number-columns-repeated="6" table:style-name="ce67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motor (Ω)</text:p>
          </table:table-cell>
          <table:table-cell table:style-name="ce53" office:value-type="string" calcext:value-type="string">
            <text:p>R<text:span text:style-name="T5">mot</text:span></text:p>
          </table:table-cell>
          <table:table-cell table:style-name="ce63" office:value-type="float" office:value="0.978" calcext:value-type="float">
            <text:p>0.978</text:p>
          </table:table-cell>
          <table:table-cell table:number-columns-repeated="3" table:style-name="ce66" office:value-type="float" office:value="1.74" calcext:value-type="float">
            <text:p>1.74</text:p>
          </table:table-cell>
          <table:table-cell table:number-columns-repeated="2" table:style-name="ce66" office:value-type="float" office:value="7.41" calcext:value-type="float">
            <text:p>7.41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5" office:value-type="string" calcext:value-type="string">
            <text:p>Factor de sobrecarga</text:p>
          </table:table-cell>
          <table:table-cell table:style-name="ce51" office:value-type="string" calcext:value-type="string">
            <text:p>K</text:p>
          </table:table-cell>
          <table:table-cell table:style-name="ce67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67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67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67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67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67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iempo de Corte de sobrecarga (s)</text:p>
          </table:table-cell>
          <table:table-cell table:style-name="ce51" office:value-type="string" calcext:value-type="string">
            <text:p>t<text:span text:style-name="T3">on</text:span></text:p>
          </table:table-cell>
          <table:table-cell table:style-name="ce68" table:formula="of:=[.C26]*LN(POWER([.C33];2)/(POWER([.C33];2)-1))" office:value-type="float" office:value="0.178953807794221" calcext:value-type="float">
            <text:p>0.1790</text:p>
          </table:table-cell>
          <table:table-cell table:style-name="ce68" table:formula="of:=[.D26]*LN(POWER([.D33];2)/(POWER([.D33];2)-1))" office:value-type="float" office:value="0.199265269349525" calcext:value-type="float">
            <text:p>0.1993</text:p>
          </table:table-cell>
          <table:table-cell table:style-name="ce68" table:formula="of:=[.E26]*LN(POWER([.E33];2)/(POWER([.E33];2)-1))" office:value-type="float" office:value="0.199265269349525" calcext:value-type="float">
            <text:p>0.1993</text:p>
          </table:table-cell>
          <table:table-cell table:style-name="ce68" table:formula="of:=[.F26]*LN(POWER([.F33];2)/(POWER([.F33];2)-1))" office:value-type="float" office:value="0.199265269349525" calcext:value-type="float">
            <text:p>0.1993</text:p>
          </table:table-cell>
          <table:table-cell table:style-name="ce68" table:formula="of:=[.G26]*LN(POWER([.G33];2)/(POWER([.G33];2)-1))" office:value-type="float" office:value="0.405108185931873" calcext:value-type="float">
            <text:p>0.4051</text:p>
          </table:table-cell>
          <table:table-cell table:style-name="ce68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20" calcext:value-type="float">
            <text:p>20.00</text:p>
          </table:table-cell>
          <table:table-cell table:number-columns-repeated="2" table:style-name="ce65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Perdidas por efecto Joule (W)</text:p>
          </table:table-cell>
          <table:table-cell table:style-name="ce51" office:value-type="string" calcext:value-type="string">
            <text:p>P<text:span text:style-name="T3">J</text:span></text:p>
          </table:table-cell>
          <table:table-cell table:style-name="ce67" table:formula="of:=([.C22]-25)/([.C24]+[.C25])" office:value-type="float" office:value="8.57142857142857" calcext:value-type="float">
            <text:p>8.5714</text:p>
          </table:table-cell>
          <table:table-cell table:style-name="ce67" table:formula="of:=([.D22]-25)/([.D24]+[.D25])" office:value-type="float" office:value="10.0401606425703" calcext:value-type="float">
            <text:p>10.0402</text:p>
          </table:table-cell>
          <table:table-cell table:style-name="ce67" table:formula="of:=([.E22]-25)/([.E24]+[.E25])" office:value-type="float" office:value="10.0401606425703" calcext:value-type="float">
            <text:p>10.0402</text:p>
          </table:table-cell>
          <table:table-cell table:style-name="ce67" table:formula="of:=([.F22]-25)/([.F24]+[.F25])" office:value-type="float" office:value="10.0401606425703" calcext:value-type="float">
            <text:p>10.0402</text:p>
          </table:table-cell>
          <table:table-cell table:style-name="ce67" table:formula="of:=([.G22]-25)/([.G24]+[.G25])" office:value-type="float" office:value="8.57142857142857" calcext:value-type="float">
            <text:p>8.5714</text:p>
          </table:table-cell>
          <table:table-cell table:style-name="ce67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4" office:value-type="string" calcext:value-type="string">
            <text:p>R<text:span text:style-name="T5">TW</text:span></text:p>
          </table:table-cell>
          <table:table-cell table:style-name="ce67" table:formula="of:=[.C28]*(1+[.C27]*([.C22]-25))" office:value-type="float" office:value="1.264065" calcext:value-type="float">
            <text:p>1.2641</text:p>
          </table:table-cell>
          <table:table-cell table:style-name="ce67" table:formula="of:=[.D28]*(1+[.D27]*([.D22]-25))" office:value-type="float" office:value="2.24895" calcext:value-type="float">
            <text:p>2.2490</text:p>
          </table:table-cell>
          <table:table-cell table:style-name="ce67" table:formula="of:=[.E28]*(1+[.E27]*([.E22]-25))" office:value-type="float" office:value="2.24895" calcext:value-type="float">
            <text:p>2.2490</text:p>
          </table:table-cell>
          <table:table-cell table:style-name="ce67" table:formula="of:=[.F28]*(1+[.F27]*([.F22]-25))" office:value-type="float" office:value="2.24895" calcext:value-type="float">
            <text:p>2.2490</text:p>
          </table:table-cell>
          <table:table-cell table:style-name="ce67" table:formula="of:=[.G28]*(1+[.G27]*([.G22]-25))" office:value-type="float" office:value="9.577425" calcext:value-type="float">
            <text:p>9.5774</text:p>
          </table:table-cell>
          <table:table-cell table:style-name="ce67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/text:p>
          </table:table-cell>
          <table:table-cell table:style-name="ce68" table:formula="of:=SQRT([.C37]/[.C38])" office:value-type="float" office:value="2.60400552832523" calcext:value-type="float">
            <text:p>2.6040</text:p>
          </table:table-cell>
          <table:table-cell table:style-name="ce68" table:formula="of:=SQRT([.D37]/[.D38])" office:value-type="float" office:value="2.11290723763516" calcext:value-type="float">
            <text:p>2.1129</text:p>
          </table:table-cell>
          <table:table-cell table:style-name="ce68" table:formula="of:=SQRT([.E37]/[.E38])" office:value-type="float" office:value="2.11290723763516" calcext:value-type="float">
            <text:p>2.1129</text:p>
          </table:table-cell>
          <table:table-cell table:style-name="ce68" table:formula="of:=SQRT([.F37]/[.F38])" office:value-type="float" office:value="2.11290723763516" calcext:value-type="float">
            <text:p>2.1129</text:p>
          </table:table-cell>
          <table:table-cell table:style-name="ce68" table:formula="of:=SQRT([.G37]/[.G38])" office:value-type="float" office:value="0.946024154677193" calcext:value-type="float">
            <text:p>0.9460</text:p>
          </table:table-cell>
          <table:table-cell table:style-name="ce68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(s)</text:p>
          </table:table-cell>
          <table:table-cell table:style-name="ce51" office:value-type="string" calcext:value-type="string">
            <text:p>t</text:p>
          </table:table-cell>
          <table:table-cell table:style-name="ce68" table:formula="of:=-[.C26]*LN(1-(([.C22]-25)/([.C21]-25)))" office:value-type="float" office:value="36.5277473800202" calcext:value-type="float">
            <text:p>36.5277</text:p>
          </table:table-cell>
          <table:table-cell table:style-name="ce68" table:formula="of:=-[.D26]*LN(1-(([.D22]-25)/([.D21]-25)))" office:value-type="float" office:value="66.8941094720431" calcext:value-type="float">
            <text:p>66.8941</text:p>
          </table:table-cell>
          <table:table-cell table:style-name="ce68" table:formula="of:=-[.E26]*LN(1-(([.E22]-25)/([.E21]-25)))" office:value-type="float" office:value="66.8941094720431" calcext:value-type="float">
            <text:p>66.8941</text:p>
          </table:table-cell>
          <table:table-cell table:style-name="ce68" table:formula="of:=-[.F26]*LN(1-(([.F22]-25)/([.F21]-25)))" office:value-type="float" office:value="66.8941094720431" calcext:value-type="float">
            <text:p>66.8941</text:p>
          </table:table-cell>
          <table:table-cell table:style-name="ce68" table:formula="of:=-[.G26]*LN(1-(([.G22]-25)/([.G21]-25)))" office:value-type="float" office:value="36.5277473800202" calcext:value-type="float">
            <text:p>36.5277</text:p>
          </table:table-cell>
          <table:table-cell table:style-name="ce68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45" office:value-type="string" calcext:value-type="string">
            <text:p>Superficie de I2t (A<text:span text:style-name="T1">2</text:span><text:span text:style-name="T2">/s)</text:span></text:p>
          </table:table-cell>
          <table:table-cell table:style-name="ce51" office:value-type="string" calcext:value-type="string">
            <text:p>S<text:span text:style-name="T3">I2t</text:span></text:p>
          </table:table-cell>
          <table:table-cell table:style-name="ce67" table:formula="of:=[.C39]*[.C39]*[.C40]" office:value-type="float" office:value="247.688985568804" calcext:value-type="float">
            <text:p>247.6890</text:p>
          </table:table-cell>
          <table:table-cell table:style-name="ce67" table:formula="of:=[.D39]*[.D39]*[.D40]" office:value-type="float" office:value="298.640523418037" calcext:value-type="float">
            <text:p>298.6405</text:p>
          </table:table-cell>
          <table:table-cell table:style-name="ce67" table:formula="of:=[.E39]*[.E39]*[.E40]" office:value-type="float" office:value="298.640523418037" calcext:value-type="float">
            <text:p>298.6405</text:p>
          </table:table-cell>
          <table:table-cell table:style-name="ce67" table:formula="of:=[.F39]*[.F39]*[.F40]" office:value-type="float" office:value="298.640523418037" calcext:value-type="float">
            <text:p>298.6405</text:p>
          </table:table-cell>
          <table:table-cell table:style-name="ce67" table:formula="of:=[.G39]*[.G39]*[.G40]" office:value-type="float" office:value="32.6909349374211" calcext:value-type="float">
            <text:p>32.6909</text:p>
          </table:table-cell>
          <table:table-cell table:style-name="ce67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fijado (s)</text:p>
          </table:table-cell>
          <table:table-cell table:style-name="ce51" office:value-type="string" calcext:value-type="string">
            <text:p>t - nuevo</text:p>
          </table:table-cell>
          <table:table-cell table:number-columns-repeated="6" table:style-name="ce68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text:span text:style-name="T2">- nuevo</text:span></text:p>
          </table:table-cell>
          <table:table-cell table:style-name="ce68" table:formula="of:=SQRT([.C42]/[.C43])" office:value-type="float" office:value="4.06356974074769" calcext:value-type="float">
            <text:p>4.0636</text:p>
          </table:table-cell>
          <table:table-cell table:style-name="ce68" table:formula="of:=SQRT([.D42]/[.D43])" office:value-type="float" office:value="4.46199150916596" calcext:value-type="float">
            <text:p>4.4620</text:p>
          </table:table-cell>
          <table:table-cell table:style-name="ce68" table:formula="of:=SQRT([.E42]/[.E43])" office:value-type="float" office:value="4.46199150916596" calcext:value-type="float">
            <text:p>4.4620</text:p>
          </table:table-cell>
          <table:table-cell table:style-name="ce68" table:formula="of:=SQRT([.F42]/[.F43])" office:value-type="float" office:value="4.46199150916596" calcext:value-type="float">
            <text:p>4.4620</text:p>
          </table:table-cell>
          <table:table-cell table:style-name="ce68" table:formula="of:=SQRT([.G42]/[.G43])" office:value-type="float" office:value="1.47627763733477" calcext:value-type="float">
            <text:p>1.4763</text:p>
          </table:table-cell>
          <table:table-cell table:style-name="ce68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7" office:value-type="string" calcext:value-type="string" table:number-columns-spanned="1" table:number-rows-spanned="2">
            <text:p>Motor</text:p>
          </table:table-cell>
          <table:table-cell table:style-name="ce55" office:value-type="string" calcext:value-type="string" table:number-columns-spanned="1" table:number-rows-spanned="2">
            <text:p>Tensión (V)</text:p>
          </table:table-cell>
          <table:table-cell table:style-name="ce55" office:value-type="string" calcext:value-type="string" table:number-columns-spanned="1" table:number-rows-spanned="2">
            <text:p>Peso (Gr)</text:p>
          </table:table-cell>
          <table:table-cell table:style-name="ce55" office:value-type="string" calcext:value-type="string" table:number-columns-spanned="1" table:number-rows-spanned="2">
            <text:p>Par max (Nm)</text:p>
          </table:table-cell>
          <table:table-cell table:style-name="ce55" office:value-type="string" calcext:value-type="string" table:number-columns-spanned="1" table:number-rows-spanned="2">
            <text:p>Par RMS (Nm)</text:p>
          </table:table-cell>
          <table:table-cell table:style-name="ce55" office:value-type="string" calcext:value-type="string" table:number-columns-spanned="1" table:number-rows-spanned="2">
            <text:p>I max (A)</text:p>
          </table:table-cell>
          <table:table-cell table:style-name="ce55" office:value-type="string" calcext:value-type="string" table:number-columns-spanned="1" table:number-rows-spanned="2">
            <text:p>I RMS (A)</text:p>
          </table:table-cell>
          <table:table-cell table:style-name="ce55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5">
          <table:covered-table-cell table:style-name="ce47"/>
          <table:covered-table-cell table:number-columns-repeated="7" table:style-name="ce55"/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50W (339287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488" calcext:value-type="float">
            <text:p>0.488</text:p>
          </table:table-cell>
          <table:table-cell table:style-name="ce20" office:value-type="float" office:value="0.0943" calcext:value-type="float">
            <text:p>0.0943</text:p>
          </table:table-cell>
          <table:table-cell table:style-name="ce20" office:value-type="float" office:value="4.86" calcext:value-type="float">
            <text:p>4.86</text:p>
          </table:table-cell>
          <table:table-cell table:style-name="ce20" office:value-type="float" office:value="0.861" calcext:value-type="float">
            <text:p>0.861</text:p>
          </table:table-cell>
          <table:table-cell table:style-name="ce20" office:value-type="float" office:value="3360" calcext:value-type="float">
            <text:p>336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50W (251601)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822" calcext:value-type="float">
            <text:p>0.822</text:p>
          </table:table-cell>
          <table:table-cell table:style-name="ce20" office:value-type="float" office:value="0.0843" calcext:value-type="float">
            <text:p>0.0843</text:p>
          </table:table-cell>
          <table:table-cell table:style-name="ce20" office:value-type="float" office:value="24.5" calcext:value-type="float">
            <text:p>24.5</text:p>
          </table:table-cell>
          <table:table-cell table:style-name="ce20" office:value-type="float" office:value="2.36" calcext:value-type="float">
            <text:p>2.36</text:p>
          </table:table-cell>
          <table:table-cell table:style-name="ce20" office:value-type="float" office:value="6700" calcext:value-type="float">
            <text:p>670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70W (402686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41" calcext:value-type="float">
            <text:p>14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108" calcext:value-type="float">
            <text:p>0.108</text:p>
          </table:table-cell>
          <table:table-cell table:style-name="ce20" office:value-type="float" office:value="20.7" calcext:value-type="float">
            <text:p>20.7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6330" calcext:value-type="float">
            <text:p>633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30W (339282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337" calcext:value-type="float">
            <text:p>0.337</text:p>
          </table:table-cell>
          <table:table-cell table:style-name="ce20" office:value-type="float" office:value="0.0666" calcext:value-type="float">
            <text:p>0.0666</text:p>
          </table:table-cell>
          <table:table-cell table:style-name="ce20" office:value-type="float" office:value="5.38" calcext:value-type="float">
            <text:p>5.38</text:p>
          </table:table-cell>
          <table:table-cell table:style-name="ce20" office:value-type="float" office:value="0.849" calcext:value-type="float">
            <text:p>0.849</text:p>
          </table:table-cell>
          <table:table-cell table:style-name="ce20"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49" office:value-type="string" calcext:value-type="string">
            <text:p>Driver</text:p>
          </table:table-cell>
          <table:table-cell table:style-name="ce20" table:number-columns-repeated="7"/>
          <table:table-cell table:number-columns-repeated="1016"/>
        </table:table-row>
        <table:table-row table:style-name="ro5">
          <table:table-cell table:style-name="ce48" office:value-type="string" calcext:value-type="string">
            <text:p>iPOS3604MX-CAN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20" office:value-type="string" calcext:value-type="string">
            <text:p>10 (2,5s)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iPOS4808MX-CAN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20" office:value-type="string" calcext:value-type="string">
            <text:p>20 (2,5s)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tecciones brazos" table:style-name="ta3">
        <table:table-column table:style-name="co19" table:default-cell-style-name="ce6"/>
        <table:table-column table:style-name="co20" table:default-cell-style-name="ce20"/>
        <table:table-column table:style-name="co12" table:number-columns-repeated="1022" table:default-cell-style-name="ce6"/>
        <table:table-row table:style-name="ro2">
          <table:table-cell table:style-name="Default"/>
          <table:table-cell table:style-name="ce6"/>
          <table:table-cell table:style-name="ce78" office:value-type="string" calcext:value-type="string" table:number-columns-spanned="1" table:number-rows-spanned="2">
            <text:p>Hombro Frontal</text:p>
          </table:table-cell>
          <table:table-cell table:style-name="ce78" office:value-type="string" calcext:value-type="string" table:number-columns-spanned="1" table:number-rows-spanned="2">
            <text:p>Hombro Sagital</text:p>
          </table:table-cell>
          <table:table-cell table:style-name="ce78" office:value-type="string" calcext:value-type="string" table:number-columns-spanned="1" table:number-rows-spanned="2">
            <text:p>Hombro Axial</text:p>
          </table:table-cell>
          <table:table-cell table:style-name="ce78" office:value-type="string" calcext:value-type="string" table:number-columns-spanned="1" table:number-rows-spanned="2">
            <text:p>Codo Frontal</text:p>
          </table:table-cell>
          <table:table-cell table:style-name="ce78" office:value-type="string" calcext:value-type="string" table:number-columns-spanned="1" table:number-rows-spanned="2">
            <text:p>Muñeca Axial</text:p>
          </table:table-cell>
          <table:table-cell table:style-name="ce78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covered-table-cell table:number-columns-repeated="6" table:style-name="ce78"/>
          <table:table-cell table:number-columns-repeated="1016"/>
        </table:table-row>
        <table:table-row table:style-name="ro5">
          <table:table-cell table:style-name="ce45" office:value-type="string" calcext:value-type="string">
            <text:p>Ref Motor</text:p>
          </table:table-cell>
          <table:table-cell table:style-name="ce51"/>
          <table:table-cell table:number-columns-repeated="6" table:style-name="ce61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driver</text:p>
          </table:table-cell>
          <table:table-cell table:style-name="ce51"/>
          <table:table-cell table:number-columns-repeated="4" table:style-name="ce79" office:value-type="string" calcext:value-type="string">
            <text:p>iPOS3604</text:p>
          </table:table-cell>
          <table:table-cell table:style-name="ce79" office:value-type="string" calcext:value-type="string">
            <text:p>iPOS3602</text:p>
          </table:table-cell>
          <table:table-cell table:style-name="ce79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Nominal (A)</text:p>
          </table:table-cell>
          <table:table-cell table:style-name="ce51" office:value-type="string" calcext:value-type="string">
            <text:p>I<text:span text:style-name="T3">nom</text:span></text:p>
          </table:table-cell>
          <table:table-cell table:number-columns-repeated="6" table:style-name="ce63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Max del bobinado (ºC)</text:p>
          </table:table-cell>
          <table:table-cell table:style-name="ce51" office:value-type="string" calcext:value-type="string">
            <text:p>T<text:span text:style-name="T3">max</text:span></text:p>
          </table:table-cell>
          <table:table-cell table:number-columns-repeated="6" table:style-name="ce64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final del bobinado (ºC)</text:p>
          </table:table-cell>
          <table:table-cell table:style-name="ce51" office:value-type="string" calcext:value-type="string">
            <text:p>T<text:span text:style-name="T3">w,∞</text:span>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5.38" calcext:value-type="float">
            <text:p>5.38</text:p>
          </table:table-cell>
          <table:table-cell table:style-name="ce65" office:value-type="float" office:value="3.2" calcext:value-type="float">
            <text:p>3.20</text:p>
          </table:table-cell>
          <table:table-cell table:style-name="ce65" office:value-type="float" office:value="5.38" calcext:value-type="float">
            <text:p>5.38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bobinado (K/W)</text:p>
          </table:table-cell>
          <table:table-cell table:style-name="ce51" office:value-type="string" calcext:value-type="string">
            <text:p>R<text:span text:style-name="T3">th1</text:span></text:p>
          </table:table-cell>
          <table:table-cell table:number-columns-repeated="6" table:style-name="ce66" office:value-type="float" office:value="3.96" calcext:value-type="float">
            <text:p>3.96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carcasa (K/W)</text:p>
          </table:table-cell>
          <table:table-cell table:style-name="ce51" office:value-type="string" calcext:value-type="string">
            <text:p>R<text:span text:style-name="T3">th2</text:span></text:p>
          </table:table-cell>
          <table:table-cell table:number-columns-repeated="6" table:style-name="ce66" office:value-type="float" office:value="5.7" calcext:value-type="float">
            <text:p>5.70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nstante de tiempo termica (s)</text:p>
          </table:table-cell>
          <table:table-cell table:style-name="ce53" office:value-type="string" calcext:value-type="string">
            <text:p>τ<text:span text:style-name="T5">w</text:span></text:p>
          </table:table-cell>
          <table:table-cell table:number-columns-repeated="6" table:style-name="ce66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3" office:value-type="string" calcext:value-type="string">
            <text:p>α<text:span text:style-name="T5">CU</text:span></text:p>
          </table:table-cell>
          <table:table-cell table:number-columns-repeated="6" table:style-name="ce67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motor (Ω)</text:p>
          </table:table-cell>
          <table:table-cell table:style-name="ce53" office:value-type="string" calcext:value-type="string">
            <text:p>R<text:span text:style-name="T5">mot</text:span></text:p>
          </table:table-cell>
          <table:table-cell table:number-columns-repeated="6" table:style-name="ce66" office:value-type="float" office:value="6.69" calcext:value-type="float">
            <text:p>6.69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5" office:value-type="string" calcext:value-type="string">
            <text:p>Factor de sobrecarga</text:p>
          </table:table-cell>
          <table:table-cell table:style-name="ce51" office:value-type="string" calcext:value-type="string">
            <text:p>K</text:p>
          </table:table-cell>
          <table:table-cell table:style-name="ce67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67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67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67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67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67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iempo de Corte de sobrecarga (s)</text:p>
          </table:table-cell>
          <table:table-cell table:style-name="ce51" office:value-type="string" calcext:value-type="string">
            <text:p>t<text:span text:style-name="T3">on</text:span></text:p>
          </table:table-cell>
          <table:table-cell table:style-name="ce68" table:formula="of:=[.C12]*LN(POWER([.C16];2)/(POWER([.C16];2)-1))" office:value-type="float" office:value="0.279349132490746" calcext:value-type="float">
            <text:p>0.2793</text:p>
          </table:table-cell>
          <table:table-cell table:style-name="ce68" table:formula="of:=[.D12]*LN(POWER([.D16];2)/(POWER([.D16];2)-1))" office:value-type="float" office:value="0.279349132490746" calcext:value-type="float">
            <text:p>0.2793</text:p>
          </table:table-cell>
          <table:table-cell table:style-name="ce68" table:formula="of:=[.E12]*LN(POWER([.E16];2)/(POWER([.E16];2)-1))" office:value-type="float" office:value="0.505947870753984" calcext:value-type="float">
            <text:p>0.5059</text:p>
          </table:table-cell>
          <table:table-cell table:style-name="ce68" table:formula="of:=[.F12]*LN(POWER([.F16];2)/(POWER([.F16];2)-1))" office:value-type="float" office:value="0.279349132490746" calcext:value-type="float">
            <text:p>0.2793</text:p>
          </table:table-cell>
          <table:table-cell table:style-name="ce68" table:formula="of:=[.G12]*LN(POWER([.G16];2)/(POWER([.G16];2)-1))" office:value-type="float" office:value="1.46794965535151" calcext:value-type="float">
            <text:p>1.4679</text:p>
          </table:table-cell>
          <table:table-cell table:style-name="ce68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Perdidas por efecto Joule (W)</text:p>
          </table:table-cell>
          <table:table-cell table:style-name="ce51" office:value-type="string" calcext:value-type="string">
            <text:p>P<text:span text:style-name="T3">J</text:span></text:p>
          </table:table-cell>
          <table:table-cell table:style-name="ce67" table:formula="of:=([.C8]-25)/([.C10]+[.C11])" office:value-type="float" office:value="7.7639751552795" calcext:value-type="float">
            <text:p>7.7640</text:p>
          </table:table-cell>
          <table:table-cell table:style-name="ce67" table:formula="of:=([.D8]-25)/([.D10]+[.D11])" office:value-type="float" office:value="7.7639751552795" calcext:value-type="float">
            <text:p>7.7640</text:p>
          </table:table-cell>
          <table:table-cell table:style-name="ce67" table:formula="of:=([.E8]-25)/([.E10]+[.E11])" office:value-type="float" office:value="5.6935817805383" calcext:value-type="float">
            <text:p>5.6936</text:p>
          </table:table-cell>
          <table:table-cell table:style-name="ce67" table:formula="of:=([.F8]-25)/([.F10]+[.F11])" office:value-type="float" office:value="7.7639751552795" calcext:value-type="float">
            <text:p>7.7640</text:p>
          </table:table-cell>
          <table:table-cell table:style-name="ce67" table:formula="of:=([.G8]-25)/([.G10]+[.G11])" office:value-type="float" office:value="5.6935817805383" calcext:value-type="float">
            <text:p>5.6936</text:p>
          </table:table-cell>
          <table:table-cell table:style-name="ce67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4" office:value-type="string" calcext:value-type="string">
            <text:p>R<text:span text:style-name="T5">TW</text:span></text:p>
          </table:table-cell>
          <table:table-cell table:style-name="ce67" table:formula="of:=[.C14]*(1+[.C13]*([.C8]-25))" office:value-type="float" office:value="8.646825" calcext:value-type="float">
            <text:p>8.6468</text:p>
          </table:table-cell>
          <table:table-cell table:style-name="ce67" table:formula="of:=[.D14]*(1+[.D13]*([.D8]-25))" office:value-type="float" office:value="8.646825" calcext:value-type="float">
            <text:p>8.6468</text:p>
          </table:table-cell>
          <table:table-cell table:style-name="ce67" table:formula="of:=[.E14]*(1+[.E13]*([.E8]-25))" office:value-type="float" office:value="8.125005" calcext:value-type="float">
            <text:p>8.1250</text:p>
          </table:table-cell>
          <table:table-cell table:style-name="ce67" table:formula="of:=[.F14]*(1+[.F13]*([.F8]-25))" office:value-type="float" office:value="8.646825" calcext:value-type="float">
            <text:p>8.6468</text:p>
          </table:table-cell>
          <table:table-cell table:style-name="ce67" table:formula="of:=[.G14]*(1+[.G13]*([.G8]-25))" office:value-type="float" office:value="8.125005" calcext:value-type="float">
            <text:p>8.1250</text:p>
          </table:table-cell>
          <table:table-cell table:style-name="ce67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/text:p>
          </table:table-cell>
          <table:table-cell table:style-name="ce68" table:formula="of:=SQRT([.C19]/[.C20])" office:value-type="float" office:value="0.9475753045232" calcext:value-type="float">
            <text:p>0.9476</text:p>
          </table:table-cell>
          <table:table-cell table:style-name="ce68" table:formula="of:=SQRT([.D19]/[.D20])" office:value-type="float" office:value="0.9475753045232" calcext:value-type="float">
            <text:p>0.9476</text:p>
          </table:table-cell>
          <table:table-cell table:style-name="ce68" table:formula="of:=SQRT([.E19]/[.E20])" office:value-type="float" office:value="0.83710697978567" calcext:value-type="float">
            <text:p>0.8371</text:p>
          </table:table-cell>
          <table:table-cell table:style-name="ce68" table:formula="of:=SQRT([.F19]/[.F20])" office:value-type="float" office:value="0.9475753045232" calcext:value-type="float">
            <text:p>0.9476</text:p>
          </table:table-cell>
          <table:table-cell table:style-name="ce68" table:formula="of:=SQRT([.G19]/[.G20])" office:value-type="float" office:value="0.83710697978567" calcext:value-type="float">
            <text:p>0.8371</text:p>
          </table:table-cell>
          <table:table-cell table:style-name="ce68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(s)</text:p>
          </table:table-cell>
          <table:table-cell table:style-name="ce51" office:value-type="string" calcext:value-type="string">
            <text:p>t</text:p>
          </table:table-cell>
          <table:table-cell table:style-name="ce68" table:formula="of:=-[.C12]*LN(1-(([.C8]-25)/([.C7]-25)))" office:value-type="float" office:value="25.3052786384464" calcext:value-type="float">
            <text:p>25.3053</text:p>
          </table:table-cell>
          <table:table-cell table:style-name="ce68" table:formula="of:=-[.D12]*LN(1-(([.D8]-25)/([.D7]-25)))" office:value-type="float" office:value="25.3052786384464" calcext:value-type="float">
            <text:p>25.3053</text:p>
          </table:table-cell>
          <table:table-cell table:style-name="ce68" table:formula="of:=-[.E12]*LN(1-(([.E8]-25)/([.E7]-25)))" office:value-type="float" office:value="14.5758796359896" calcext:value-type="float">
            <text:p>14.5759</text:p>
          </table:table-cell>
          <table:table-cell table:style-name="ce68" table:formula="of:=-[.F12]*LN(1-(([.F8]-25)/([.F7]-25)))" office:value-type="float" office:value="25.3052786384464" calcext:value-type="float">
            <text:p>25.3053</text:p>
          </table:table-cell>
          <table:table-cell table:style-name="ce68" table:formula="of:=-[.G12]*LN(1-(([.G8]-25)/([.G7]-25)))" office:value-type="float" office:value="14.5758796359896" calcext:value-type="float">
            <text:p>14.5759</text:p>
          </table:table-cell>
          <table:table-cell table:style-name="ce68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8">
          <table:table-cell table:style-name="ce76" office:value-type="string" calcext:value-type="string">
            <text:p>Motor</text:p>
          </table:table-cell>
          <table:table-cell table:style-name="ce77" office:value-type="string" calcext:value-type="string">
            <text:p>Tensión (V)</text:p>
          </table:table-cell>
          <table:table-cell table:style-name="ce77" office:value-type="string" calcext:value-type="string">
            <text:p>Peso (Gr)</text:p>
          </table:table-cell>
          <table:table-cell table:style-name="ce77" office:value-type="string" calcext:value-type="string">
            <text:p>Par max (Nm)</text:p>
          </table:table-cell>
          <table:table-cell table:style-name="ce77" office:value-type="string" calcext:value-type="string">
            <text:p>Par RMS (Nm)</text:p>
          </table:table-cell>
          <table:table-cell table:style-name="ce77" office:value-type="string" calcext:value-type="string">
            <text:p>I max (A)</text:p>
          </table:table-cell>
          <table:table-cell table:style-name="ce77" office:value-type="string" calcext:value-type="string">
            <text:p>I RMS (A)</text:p>
          </table:table-cell>
          <table:table-cell table:style-name="ce77" office:value-type="string" calcext:value-type="string">
            <text:p>Vel. Nom (rpm)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49" office:value-type="string" calcext:value-type="string">
            <text:p>Driver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8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80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nsmision" table:style-name="ta4">
        <table:table-column table:style-name="co21" table:default-cell-style-name="ce6"/>
        <table:table-column table:style-name="co22" table:default-cell-style-name="ce20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11" table:number-columns-repeated="1015" table:default-cell-style-name="ce6"/>
        <table:table-row table:style-name="ro5">
          <table:table-cell table:style-name="Default"/>
          <table:table-cell table:style-name="ce6"/>
          <table:table-cell table:style-name="Default" table:number-columns-repeated="3"/>
          <table:table-cell table:style-name="ce6" table:number-columns-repeated="4"/>
          <table:table-cell table:number-columns-repeated="1015"/>
        </table:table-row>
        <table:table-row table:style-name="ro5">
          <table:table-cell table:style-name="ce39" office:value-type="string" calcext:value-type="string">
            <text:p>Articulación</text:p>
          </table:table-cell>
          <table:table-cell table:style-name="ce30" office:value-type="string" calcext:value-type="string">
            <text:p>Motor</text:p>
          </table:table-cell>
          <table:table-cell table:style-name="ce39" office:value-type="string" calcext:value-type="string">
            <text:p>Polea Entrada</text:p>
          </table:table-cell>
          <table:table-cell table:style-name="ce39" office:value-type="string" calcext:value-type="string">
            <text:p>Correa</text:p>
          </table:table-cell>
          <table:table-cell table:style-name="ce39" office:value-type="string" calcext:value-type="string">
            <text:p>Polea Salida</text:p>
          </table:table-cell>
          <table:table-cell table:style-name="ce30" office:value-type="string" calcext:value-type="string">
            <text:p>Dist. Entre Ejes</text:p>
          </table:table-cell>
          <table:table-cell table:style-name="ce30" office:value-type="string" calcext:value-type="string">
            <text:p>reductora</text:p>
          </table:table-cell>
          <table:table-cell table:style-name="ce30" office:value-type="string" calcext:value-type="string">
            <text:p>Relación</text:p>
          </table:table-cell>
          <table:table-cell table:style-name="ce30" office:value-type="string" calcext:value-type="string">
            <text:p>R. total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Tobillo Sagital</text:p>
          </table:table-cell>
          <table:table-cell table:style-name="ce81" office:value-type="float" office:value="251601" calcext:value-type="float">
            <text:p>251601</text:p>
          </table:table-cell>
          <table:table-cell table:style-name="ce2" office:value-type="string" calcext:value-type="string">
            <text:p>Optibelt ZRS 30-3M-6</text:p>
          </table:table-cell>
          <table:table-cell table:style-name="ce21" office:value-type="string" calcext:value-type="string">
            <text:p>OMEGA 255-3M 3</text:p>
          </table:table-cell>
          <table:table-cell table:style-name="ce26" office:value-type="string" calcext:value-type="string">
            <text:p>Optibelt ZRS 44-3M-6</text:p>
          </table:table-cell>
          <table:table-cell table:style-name="ce16" office:value-type="string" calcext:value-type="string">
            <text:p>90 mm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1.47" calcext:value-type="float">
            <text:p>1.47</text:p>
          </table:table-cell>
          <table:table-cell table:style-name="ce83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Tobillo Frontal</text:p>
          </table:table-cell>
          <table:table-cell table:style-name="ce82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26-3M-6</text:p>
          </table:table-cell>
          <table:table-cell table:style-name="ce22" office:value-type="string" calcext:value-type="string">
            <text:p>OMEGA 402-3M 3</text:p>
          </table:table-cell>
          <table:table-cell table:style-name="ce27" office:value-type="string" calcext:value-type="string">
            <text:p>Optibelt ZRS 44-3M-6</text:p>
          </table:table-cell>
          <table:table-cell table:style-name="ce31" office:value-type="string" calcext:value-type="string">
            <text:p>147'2 mm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.69" calcext:value-type="float">
            <text:p>1.69</text:p>
          </table:table-cell>
          <table:table-cell table:style-name="ce31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Rodilla</text:p>
          </table:table-cell>
          <table:table-cell table:style-name="ce81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30-3M-6</text:p>
          </table:table-cell>
          <table:table-cell table:style-name="ce21" office:value-type="string" calcext:value-type="string">
            <text:p>OMEGA 276-3M 3</text:p>
          </table:table-cell>
          <table:table-cell table:style-name="ce26" office:value-type="string" calcext:value-type="string">
            <text:p>Optibelt ZRS 44-3M-6</text:p>
          </table:table-cell>
          <table:table-cell table:style-name="ce16" office:value-type="string" calcext:value-type="string">
            <text:p>83'9 mm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1.47" calcext:value-type="float">
            <text:p>1.47</text:p>
          </table:table-cell>
          <table:table-cell table:style-name="ce83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Frontal</text:p>
          </table:table-cell>
          <table:table-cell table:style-name="ce82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22" office:value-type="string" calcext:value-type="string">
            <text:p>OMEGA 357-3M 3</text:p>
          </table:table-cell>
          <table:table-cell table:style-name="ce27" office:value-type="string" calcext:value-type="string">
            <text:p>Optibelt ZRS 36-3M-6</text:p>
          </table:table-cell>
          <table:table-cell table:style-name="ce31" office:value-type="string" calcext:value-type="string">
            <text:p>127 mm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.2" calcext:value-type="float">
            <text:p>1.2</text:p>
          </table:table-cell>
          <table:table-cell table:style-name="ce31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Sagital</text:p>
          </table:table-cell>
          <table:table-cell table:style-name="ce81" office:value-type="float" office:value="339287" calcext:value-type="float">
            <text:p>339287</text:p>
          </table:table-cell>
          <table:table-cell table:style-name="ce2" office:value-type="string" calcext:value-type="string">
            <text:p>Optibelt ZRS 22-3M-6</text:p>
          </table:table-cell>
          <table:table-cell table:style-name="ce21" office:value-type="string" calcext:value-type="string">
            <text:p>OMEGA 312-3M 3</text:p>
          </table:table-cell>
          <table:table-cell table:style-name="ce26" office:value-type="string" calcext:value-type="string">
            <text:p>Optibelt ZRS 72-3M-6</text:p>
          </table:table-cell>
          <table:table-cell table:style-name="ce16" office:value-type="string" calcext:value-type="string">
            <text:p>82 mm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3.27" calcext:value-type="float">
            <text:p>3.27</text:p>
          </table:table-cell>
          <table:table-cell table:style-name="ce83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Axial</text:p>
          </table:table-cell>
          <table:table-cell table:style-name="ce82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4-3M-6</text:p>
          </table:table-cell>
          <table:table-cell table:style-name="ce22" office:value-type="string" calcext:value-type="string">
            <text:p>OMEGA 225-3M 6</text:p>
          </table:table-cell>
          <table:table-cell table:style-name="ce27" office:value-type="string" calcext:value-type="string">
            <text:p>Optibelt ZRS 60-3M-6</text:p>
          </table:table-cell>
          <table:table-cell table:style-name="ce31" office:value-type="string" calcext:value-type="string">
            <text:p>????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intura Frontal</text:p>
          </table:table-cell>
          <table:table-cell table:style-name="ce81" office:value-type="float" office:value="251601" calcext:value-type="float">
            <text:p>251601</text:p>
          </table:table-cell>
          <table:table-cell table:style-name="ce2" office:value-type="string" calcext:value-type="string">
            <text:p>Optibelt ZRS 10-3M-9</text:p>
          </table:table-cell>
          <table:table-cell table:style-name="ce21" office:value-type="string" calcext:value-type="string">
            <text:p>OMEGA 231-3M 9</text:p>
          </table:table-cell>
          <table:table-cell table:style-name="ce26" office:value-type="string" calcext:value-type="string">
            <text:p>Optibelt ZRS 30-3M-9</text:p>
          </table:table-cell>
          <table:table-cell table:style-name="ce16" office:value-type="string" calcext:value-type="string">
            <text:p>????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80" calcext:value-type="float">
            <text:p>48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intura Axial</text:p>
          </table:table-cell>
          <table:table-cell table:style-name="ce82" office:value-type="float" office:value="251601" calcext:value-type="float">
            <text:p>251601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Hombro Front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string" calcext:value-type="string">
            <text:p>-----</text:p>
          </table:table-cell>
          <table:table-cell table:style-name="ce83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Sagi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Hombro Axi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style-name="ce83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odo Fron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Muñeca Axi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style-name="ce83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Muñeca Fron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00/00/0000</text:date>, <text:time style:data-style-name="N2" text:time-value="16:08:11.948675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9-03-19T16:13:37.127273830</dc:date>
    <meta:editing-cycles>24</meta:editing-cycles>
    <meta:editing-duration>PT3H2M7S</meta:editing-duration>
    <meta:generator>LibreOffice/5.1.6.2$Linux_X86_64 LibreOffice_project/10m0$Build-2</meta:generator>
    <meta:document-statistic meta:table-count="4" meta:cell-count="926" meta:object-count="0"/>
  </office:meta>
</office:document-meta>
</file>